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ext-properties style:font-name="微軟正黑體" style:font-name-asian="微軟正黑體" style:font-name-complex="微軟正黑體"/>
    </style:style>
    <style:style style:name="ce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5" style:family="table-cell" style:parent-style-name="Default" style:data-style-name="N0">
      <style:text-properties style:font-name="微軟正黑體" style:font-name-asian="微軟正黑體" style:font-name-complex="微軟正黑體" fo:font-size="8pt" style:font-size-asian="8pt" style:font-size-complex="8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19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0" style:family="table-cell" style:parent-style-name="Default" style:data-style-name="N57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21" style:family="table-cell" style:parent-style-name="Default" style:data-style-name="N14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22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23" style:family="table-cell" style:parent-style-name="Default" style:data-style-name="N14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24" style:family="table-cell" style:parent-style-name="Default" style:data-style-name="N30">
      <style:text-properties style:font-name="微軟正黑體" style:font-name-asian="微軟正黑體" style:font-name-complex="微軟正黑體" fo:font-size="8pt" style:font-size-asian="8pt" style:font-size-complex="8pt"/>
    </style:style>
    <style:style style:name="ce25" style:family="table-cell" style:parent-style-name="Default" style:data-style-name="N30">
      <style:table-cell-properties fo:border-top="thin solid #000000" fo:border-bottom="none" fo:border-left="thin solid #000000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26" style:family="table-cell" style:parent-style-name="Default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27" style:family="table-cell" style:parent-style-name="Default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28" style:family="table-cell" style:parent-style-name="Default" style:data-style-name="N30">
      <style:text-properties style:font-name="微軟正黑體" style:font-name-asian="微軟正黑體" style:font-name-complex="微軟正黑體"/>
    </style:style>
    <style:style style:name="ce29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fo:font-size="12pt" style:font-size-asian="12pt" style:font-size-complex="12pt"/>
    </style:style>
    <style:style style:name="ce30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32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74625cm"/>
    </style:style>
    <style:style style:name="co5" style:family="table-column">
      <style:table-column-properties fo:break-before="auto" style:column-width="1.21708333333333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1.243541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2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魚貨來源供應者別0" table:style-name="ta1">
        <table:table-column table:style-name="co1" table:default-cell-style-name="ce28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8" table:number-columns-repeated="16337" table:default-cell-style-name="ce1"/>
        <table:table-row table:style-name="ro1">
          <table:table-cell office:value-type="string" table:style-name="ce29">
            <text:p><text:s text:c="3"/>20‧魚貨來源供應者別<text:s text:c="21"/></text:p>
          </table:table-cell>
          <table:table-cell table:number-columns-repeated="5" table:style-name="ce30"/>
          <table:table-cell office:value-type="string" table:style-name="ce29">
            <text:p>20‧Sources of Fishes Supply by Type of Supplier</text:p>
          </table:table-cell>
          <table:table-cell table:style-name="ce1"/>
          <table:table-cell table:number-columns-repeated="7" table:style-name="ce30"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3">
          <table:table-cell table:style-name="ce24"/>
          <table:table-cell table:number-columns-repeated="5" table:style-name="ce5"/>
          <table:table-cell office:value-type="string" table:style-name="ce6">
            <text:p>單位：公斤</text:p>
          </table:table-cell>
          <table:table-cell table:number-columns-repeated="6" table:style-name="ce5"/>
          <table:table-cell office:value-type="string" table:style-name="ce7">
            <text:p>Unit：K.G.</text:p>
          </table:table-cell>
          <table:table-cell table:number-columns-repeated="16370" table:style-name="ce5"/>
        </table:table-row>
        <table:table-row table:style-name="ro3">
          <table:table-cell table:style-name="ce25"/>
          <table:table-cell office:value-type="string" table:style-name="ce19">
            <text:p>供應者別</text:p>
          </table:table-cell>
          <table:table-cell table:style-name="ce8"/>
          <table:table-cell office:value-type="string" table:number-columns-spanned="2" table:number-rows-spanned="1" table:style-name="ce31">
            <text:p>漁民</text:p>
          </table:table-cell>
          <table:covered-table-cell/>
          <table:table-cell office:value-type="string" table:number-columns-spanned="2" table:number-rows-spanned="1" table:style-name="ce31">
            <text:p>漁業公司</text:p>
          </table:table-cell>
          <table:covered-table-cell/>
          <table:table-cell office:value-type="string" table:number-columns-spanned="2" table:number-rows-spanned="1" table:style-name="ce31">
            <text:p>販賣商</text:p>
          </table:table-cell>
          <table:covered-table-cell/>
          <table:table-cell office:value-type="string" table:number-columns-spanned="2" table:number-rows-spanned="1" table:style-name="ce31">
            <text:p>漁會共同運銷</text:p>
          </table:table-cell>
          <table:covered-table-cell/>
          <table:table-cell office:value-type="string" table:number-columns-spanned="2" table:number-rows-spanned="1" table:style-name="ce31">
            <text:p>進口商</text:p>
          </table:table-cell>
          <table:covered-table-cell/>
          <table:table-cell office:value-type="string" table:number-columns-spanned="2" table:number-rows-spanned="1" table:style-name="ce31">
            <text:p>其他</text:p>
          </table:table-cell>
          <table:covered-table-cell/>
          <table:table-cell table:number-columns-repeated="16369" table:style-name="ce5"/>
        </table:table-row>
        <table:table-row table:style-name="ro3">
          <table:table-cell table:style-name="ce26"/>
          <table:table-cell office:value-type="string" table:style-name="ce16">
            <text:p>Supplier</text:p>
          </table:table-cell>
          <table:table-cell office:value-type="string" table:style-name="ce10">
            <text:p>合計</text:p>
          </table:table-cell>
          <table:table-cell office:value-type="string" table:number-columns-spanned="2" table:number-rows-spanned="1" table:style-name="ce33">
            <text:p>Fisherman</text:p>
          </table:table-cell>
          <table:covered-table-cell/>
          <table:table-cell office:value-type="string" table:number-columns-spanned="2" table:number-rows-spanned="1" table:style-name="ce33">
            <text:p>Fishery Company</text:p>
          </table:table-cell>
          <table:covered-table-cell/>
          <table:table-cell office:value-type="string" table:number-columns-spanned="2" table:number-rows-spanned="1" table:style-name="ce33">
            <text:p>Shipper</text:p>
          </table:table-cell>
          <table:covered-table-cell/>
          <table:table-cell office:value-type="string" table:number-columns-spanned="2" table:number-rows-spanned="1" table:style-name="ce33">
            <text:p>Fishermen Association</text:p>
          </table:table-cell>
          <table:covered-table-cell/>
          <table:table-cell office:value-type="string" table:number-columns-spanned="2" table:number-rows-spanned="1" table:style-name="ce33">
            <text:p>Importer</text:p>
          </table:table-cell>
          <table:covered-table-cell/>
          <table:table-cell office:value-type="string" table:number-columns-spanned="2" table:number-rows-spanned="1" table:style-name="ce33">
            <text:p>Others</text:p>
          </table:table-cell>
          <table:covered-table-cell/>
          <table:table-cell table:number-columns-repeated="16369" table:style-name="ce5"/>
        </table:table-row>
        <table:table-row table:style-name="ro3">
          <table:table-cell office:value-type="string" table:style-name="ce26">
            <text:p>市場別</text:p>
          </table:table-cell>
          <table:table-cell table:style-name="ce9"/>
          <table:table-cell office:value-type="string" table:style-name="ce10">
            <text:p>Total</text:p>
          </table:table-cell>
          <table:table-cell office:value-type="string" table:style-name="ce8">
            <text:p>數量</text:p>
          </table:table-cell>
          <table:table-cell office:value-type="string" table:style-name="ce8">
            <text:p>百分比</text:p>
          </table:table-cell>
          <table:table-cell office:value-type="string" table:style-name="ce8">
            <text:p>數量</text:p>
          </table:table-cell>
          <table:table-cell office:value-type="string" table:style-name="ce8">
            <text:p>百分比</text:p>
          </table:table-cell>
          <table:table-cell office:value-type="string" table:style-name="ce8">
            <text:p>數量</text:p>
          </table:table-cell>
          <table:table-cell office:value-type="string" table:style-name="ce8">
            <text:p>百分比</text:p>
          </table:table-cell>
          <table:table-cell office:value-type="string" table:style-name="ce8">
            <text:p>數量</text:p>
          </table:table-cell>
          <table:table-cell office:value-type="string" table:style-name="ce8">
            <text:p>百分比</text:p>
          </table:table-cell>
          <table:table-cell office:value-type="string" table:style-name="ce8">
            <text:p>數量</text:p>
          </table:table-cell>
          <table:table-cell office:value-type="string" table:style-name="ce8">
            <text:p>百分比</text:p>
          </table:table-cell>
          <table:table-cell office:value-type="string" table:style-name="ce8">
            <text:p>數量</text:p>
          </table:table-cell>
          <table:table-cell office:value-type="string" table:style-name="ce8">
            <text:p>百分比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7">
            <text:p>Market</text:p>
          </table:table-cell>
          <table:table-cell table:style-name="ce13"/>
          <table:table-cell table:style-name="ce11"/>
          <table:table-cell office:value-type="string" table:style-name="ce11">
            <text:p>Quantity</text:p>
          </table:table-cell>
          <table:table-cell office:value-type="string" table:style-name="ce11">
            <text:p>%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%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%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%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%</text:p>
          </table:table-cell>
          <table:table-cell office:value-type="string" table:style-name="ce11">
            <text:p>Quantity</text:p>
          </table:table-cell>
          <table:table-cell office:value-type="string" table:style-name="ce11">
            <text:p>%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消費地小計</text:p>
          </table:table-cell>
          <table:table-cell office:value-type="string" table:style-name="ce14">
            <text:p>Total</text:p>
          </table:table-cell>
          <table:table-cell office:value-type="float" office:value="104640557.27999999" table:formula="msoxl:=IF(SUM(D8,F8,H8,J8,L8,N8)=0,&quot;-&quot;,SUM(D8,F8,H8,J8,L8,N8))" table:style-name="ce20">
            <text:p>104,640,557<text:s/></text:p>
          </table:table-cell>
          <table:table-cell office:value-type="float" office:value="43843003.299999997" table:formula="msoxl:=IF(SUM(D9:D39)=0,&quot;-&quot;,SUM(D9:D39))" table:style-name="ce20">
            <text:p>43,843,003<text:s/></text:p>
          </table:table-cell>
          <table:table-cell office:value-type="percentage" office:value="0.41898671451723757" table:formula="msoxl:=IF(AND(SUM(D8)&gt;0,SUM(C8)&gt;0),D8/C8,&quot;-&quot;)" table:style-name="ce21">
            <text:p>41.90%</text:p>
          </table:table-cell>
          <table:table-cell office:value-type="float" office:value="9564942.6900000013" table:formula="msoxl:=IF(SUM(F9:F39)=0,&quot;-&quot;,SUM(F9:F39))" table:style-name="ce20">
            <text:p>9,564,943<text:s/></text:p>
          </table:table-cell>
          <table:table-cell office:value-type="percentage" office:value="9.1407604648032145E-2" table:formula="msoxl:=IF(AND(SUM(F8)&gt;0,SUM(C8)&gt;0),F8/C8,&quot;-&quot;)" table:style-name="ce21">
            <text:p>9.14%</text:p>
          </table:table-cell>
          <table:table-cell office:value-type="float" office:value="26651348.989999998" table:formula="msoxl:=IF(SUM(H9:H39)=0,&quot;-&quot;,SUM(H9:H39))" table:style-name="ce20">
            <text:p>26,651,349<text:s/></text:p>
          </table:table-cell>
          <table:table-cell office:value-type="percentage" office:value="0.25469425701437742" table:formula="msoxl:=IF(AND(SUM(H8)&gt;0,SUM(C8)&gt;0),H8/C8,&quot;-&quot;)" table:style-name="ce21">
            <text:p>25.47%</text:p>
          </table:table-cell>
          <table:table-cell office:value-type="float" office:value="10388925.5" table:formula="msoxl:=IF(SUM(J9:J39)=0,&quot;-&quot;,SUM(J9:J39))" table:style-name="ce20">
            <text:p>10,388,926<text:s/></text:p>
          </table:table-cell>
          <table:table-cell office:value-type="percentage" office:value="9.9282016170852735E-2" table:formula="msoxl:=IF(AND(SUM(J8)&gt;0,SUM(C8)&gt;0),J8/C8,&quot;-&quot;)" table:style-name="ce21">
            <text:p>9.93%</text:p>
          </table:table-cell>
          <table:table-cell office:value-type="float" office:value="9945460.5" table:formula="msoxl:=IF(SUM(L9:L39)=0,&quot;-&quot;,SUM(L9:L39))" table:style-name="ce20">
            <text:p>9,945,461<text:s/></text:p>
          </table:table-cell>
          <table:table-cell office:value-type="percentage" office:value="9.5044032242562249E-2" table:formula="msoxl:=IF(AND(SUM(L8)&gt;0,SUM(C8)&gt;0),L8/C8,&quot;-&quot;)" table:style-name="ce21">
            <text:p>9.50%</text:p>
          </table:table-cell>
          <table:table-cell office:value-type="float" office:value="4246876.3" table:formula="msoxl:=IF(SUM(N9:N39)=0,&quot;-&quot;,SUM(N9:N39))" table:style-name="ce20">
            <text:p>4,246,876<text:s/></text:p>
          </table:table-cell>
          <table:table-cell office:value-type="percentage" office:value="4.0585375406938011E-2" table:formula="msoxl:=IF(AND(SUM(N8)&gt;0,SUM(C8)&gt;0),N8/C8,&quot;-&quot;)" table:style-name="ce21">
            <text:p>4.06%</text:p>
          </table:table-cell>
          <table:table-cell table:number-columns-repeated="16369" table:style-name="ce5"/>
        </table:table-row>
        <table:table-row table:number-rows-repeated="2" table:style-name="ro3">
          <table:table-cell office:value-type="string" table:style-name="ce26">
            <text:p><text:s text:c="7"/></text:p>
          </table:table-cell>
          <table:table-cell table:style-name="ce14"/>
          <table:table-cell table:number-columns-repeated="13" table:style-name="ce2"/>
          <table:table-cell table:number-columns-repeated="16369" table:style-name="ce5"/>
        </table:table-row>
        <table:table-row table:style-name="ro3">
          <table:table-cell office:value-type="string" table:style-name="ce26">
            <text:p>台北</text:p>
          </table:table-cell>
          <table:table-cell office:value-type="string" table:style-name="ce14">
            <text:p>Taipei</text:p>
          </table:table-cell>
          <table:table-cell office:value-type="float" office:value="24399808.390000001" table:formula="msoxl:=IF(SUM(D11,F11,H11,J11,L11,N11)=0,&quot;-&quot;,SUM(D11,F11,H11,J11,L11,N11))" table:style-name="ce20">
            <text:p>24,399,808<text:s/></text:p>
          </table:table-cell>
          <table:table-cell office:value-type="float" office:value="4391965.5" table:style-name="ce20">
            <text:p>4,391,966<text:s/></text:p>
          </table:table-cell>
          <table:table-cell office:value-type="percentage" office:value="0.17999999958196392" table:formula="msoxl:=IF(AND(SUM(D11)&gt;0,SUM(C11)&gt;0),D11/C11,&quot;-&quot;)" table:style-name="ce21">
            <text:p>18.00%</text:p>
          </table:table-cell>
          <table:table-cell office:value-type="float" office:value="4147967.39" table:style-name="ce20">
            <text:p>4,147,967<text:s/></text:p>
          </table:table-cell>
          <table:table-cell office:value-type="percentage" office:value="0.1699999985122834" table:formula="msoxl:=IF(AND(SUM(F11)&gt;0,SUM(C11)&gt;0),F11/C11,&quot;-&quot;)" table:style-name="ce21">
            <text:p>17.00%</text:p>
          </table:table-cell>
          <table:table-cell office:value-type="float" office:value="6099952.2000000002" table:style-name="ce20">
            <text:p>6,099,952<text:s/></text:p>
          </table:table-cell>
          <table:table-cell office:value-type="percentage" office:value="0.25000000420085267" table:formula="msoxl:=IF(AND(SUM(H11)&gt;0,SUM(C11)&gt;0),H11/C11,&quot;-&quot;)" table:style-name="ce21">
            <text:p>25.00%</text:p>
          </table:table-cell>
          <table:table-cell office:value-type="float" office:value="7319942.5" table:style-name="ce20">
            <text:p>7,319,943<text:s/></text:p>
          </table:table-cell>
          <table:table-cell office:value-type="percentage" office:value="0.2999999993032732" table:formula="msoxl:=IF(AND(SUM(J11)&gt;0,SUM(C11)&gt;0),J11/C11,&quot;-&quot;)" table:style-name="ce21">
            <text:p>30.00%</text:p>
          </table:table-cell>
          <table:table-cell office:value-type="float" office:value="1463988.5" table:style-name="ce20">
            <text:p>1,463,989<text:s/></text:p>
          </table:table-cell>
          <table:table-cell office:value-type="percentage" office:value="5.9999999860654643E-2" table:formula="msoxl:=IF(AND(SUM(L11)&gt;0,SUM(C11)&gt;0),L11/C11,&quot;-&quot;)" table:style-name="ce21">
            <text:p>6.00%</text:p>
          </table:table-cell>
          <table:table-cell office:value-type="float" office:value="975992.3" table:style-name="ce20">
            <text:p>975,992<text:s/></text:p>
          </table:table-cell>
          <table:table-cell office:value-type="percentage" office:value="3.9999998540972151E-2" table:formula="msoxl:=IF(AND(SUM(N11)&gt;0,SUM(C11)&gt;0),N11/C11,&quot;-&quot;)" table:style-name="ce21">
            <text:p>4.00%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三重</text:p>
          </table:table-cell>
          <table:table-cell office:value-type="string" table:style-name="ce14">
            <text:p>Sanchung</text:p>
          </table:table-cell>
          <table:table-cell office:value-type="float" office:value="10000656" table:formula="msoxl:=IF(SUM(D12,F12,H12,J12,L12,N12)=0,&quot;-&quot;,SUM(D12,F12,H12,J12,L12,N12))" table:style-name="ce20">
            <text:p>10,000,656<text:s/></text:p>
          </table:table-cell>
          <table:table-cell office:value-type="float" office:value="3500230" table:style-name="ce20">
            <text:p>3,500,230<text:s/></text:p>
          </table:table-cell>
          <table:table-cell office:value-type="percentage" office:value="0.35000003999737617" table:formula="msoxl:=IF(AND(SUM(D12)&gt;0,SUM(C12)&gt;0),D12/C12,&quot;-&quot;)" table:style-name="ce21">
            <text:p>35.00%</text:p>
          </table:table-cell>
          <table:table-cell office:value-type="float" office:value="2000131" table:style-name="ce20">
            <text:p>2,000,131<text:s/></text:p>
          </table:table-cell>
          <table:table-cell office:value-type="percentage" office:value="0.19999998000131192" table:formula="msoxl:=IF(AND(SUM(F12)&gt;0,SUM(C12)&gt;0),F12/C12,&quot;-&quot;)" table:style-name="ce21">
            <text:p>20.00%</text:p>
          </table:table-cell>
          <table:table-cell office:value-type="float" office:value="500033" table:style-name="ce20">
            <text:p>500,033<text:s/></text:p>
          </table:table-cell>
          <table:table-cell office:value-type="percentage" office:value="5.0000019998688083E-2" table:formula="msoxl:=IF(AND(SUM(H12)&gt;0,SUM(C12)&gt;0),H12/C12,&quot;-&quot;)" table:style-name="ce21">
            <text:p>5.00%</text:p>
          </table:table-cell>
          <table:table-cell office:value-type="float" office:value="2000131" table:style-name="ce20">
            <text:p>2,000,131<text:s/></text:p>
          </table:table-cell>
          <table:table-cell office:value-type="percentage" office:value="0.19999998000131192" table:formula="msoxl:=IF(AND(SUM(J12)&gt;0,SUM(C12)&gt;0),J12/C12,&quot;-&quot;)" table:style-name="ce21">
            <text:p>20.00%</text:p>
          </table:table-cell>
          <table:table-cell office:value-type="float" office:value="2000131" table:style-name="ce20">
            <text:p>2,000,131<text:s/></text:p>
          </table:table-cell>
          <table:table-cell office:value-type="percentage" office:value="0.19999998000131192" table:formula="msoxl:=IF(AND(SUM(L12)&gt;0,SUM(C12)&gt;0),L12/C12,&quot;-&quot;)" table:style-name="ce21">
            <text:p>20.0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12)&gt;0,SUM(C12)&gt;0),N12/C12,&quot;-&quot;)" table:style-name="ce21">
            <text:p>-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桃園</text:p>
          </table:table-cell>
          <table:table-cell office:value-type="string" table:style-name="ce14">
            <text:p>Taoyuan</text:p>
          </table:table-cell>
          <table:table-cell office:value-type="float" office:value="5676033" table:formula="msoxl:=IF(SUM(D13,F13,H13,J13,L13,N13)=0,&quot;-&quot;,SUM(D13,F13,H13,J13,L13,N13))" table:style-name="ce20">
            <text:p>5,676,033<text:s/></text:p>
          </table:table-cell>
          <table:table-cell office:value-type="float" office:value="1021686" table:style-name="ce20">
            <text:p>1,021,686<text:s/></text:p>
          </table:table-cell>
          <table:table-cell office:value-type="percentage" office:value="0.18000001057076306" table:formula="msoxl:=IF(AND(SUM(D13)&gt;0,SUM(C13)&gt;0),D13/C13,&quot;-&quot;)" table:style-name="ce21">
            <text:p>18.00%</text:p>
          </table:table-cell>
          <table:table-cell office:value-type="float" office:value="49381" table:style-name="ce20">
            <text:p>49,381<text:s/></text:p>
          </table:table-cell>
          <table:table-cell office:value-type="percentage" office:value="8.6999141830218386E-3" table:formula="msoxl:=IF(AND(SUM(F13)&gt;0,SUM(C13)&gt;0),F13/C13,&quot;-&quot;)" table:style-name="ce21">
            <text:p>0.87%</text:p>
          </table:table-cell>
          <table:table-cell office:value-type="float" office:value="2554215" table:style-name="ce20">
            <text:p>2,554,215<text:s/></text:p>
          </table:table-cell>
          <table:table-cell office:value-type="percentage" office:value="0.45000002642690767" table:formula="msoxl:=IF(AND(SUM(H13)&gt;0,SUM(C13)&gt;0),H13/C13,&quot;-&quot;)" table:style-name="ce21">
            <text:p>45.0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13)&gt;0,SUM(C13)&gt;0),J13/C13,&quot;-&quot;)" table:style-name="ce21">
            <text:p>-</text:p>
          </table:table-cell>
          <table:table-cell office:value-type="float" office:value="1369627" table:style-name="ce20">
            <text:p>1,369,627<text:s/></text:p>
          </table:table-cell>
          <table:table-cell office:value-type="percentage" office:value="0.24130004177213205" table:formula="msoxl:=IF(AND(SUM(L13)&gt;0,SUM(C13)&gt;0),L13/C13,&quot;-&quot;)" table:style-name="ce21">
            <text:p>24.13%</text:p>
          </table:table-cell>
          <table:table-cell office:value-type="float" office:value="681124" table:style-name="ce20">
            <text:p>681,124<text:s/></text:p>
          </table:table-cell>
          <table:table-cell office:value-type="percentage" office:value="0.12000000704717538" table:formula="msoxl:=IF(AND(SUM(N13)&gt;0,SUM(C13)&gt;0),N13/C13,&quot;-&quot;)" table:style-name="ce21">
            <text:p>12.00%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中壢</text:p>
          </table:table-cell>
          <table:table-cell office:value-type="string" table:style-name="ce14">
            <text:p>Chungli</text:p>
          </table:table-cell>
          <table:table-cell office:value-type="string" office:string-value="-" table:formula="msoxl:=IF(SUM(D14,F14,H14,J14,L14,N14)=0,&quot;-&quot;,SUM(D14,F14,H14,J14,L14,N14))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14)&gt;0,SUM(C14)&gt;0),D14/C14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F14)&gt;0,SUM(C14)&gt;0),F14/C14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H14)&gt;0,SUM(C14)&gt;0),H14/C14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14)&gt;0,SUM(C14)&gt;0),J14/C14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14)&gt;0,SUM(C14)&gt;0),L14/C14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14)&gt;0,SUM(C14)&gt;0),N14/C14,&quot;-&quot;)" table:style-name="ce21">
            <text:p>-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新竹</text:p>
          </table:table-cell>
          <table:table-cell office:value-type="string" table:style-name="ce14">
            <text:p>Hsinchu</text:p>
          </table:table-cell>
          <table:table-cell office:value-type="float" office:value="6151000" table:formula="msoxl:=IF(SUM(D15,F15,H15,J15,L15,N15)=0,&quot;-&quot;,SUM(D15,F15,H15,J15,L15,N15))" table:style-name="ce20">
            <text:p>6,151,000<text:s/></text:p>
          </table:table-cell>
          <table:table-cell office:value-type="float" office:value="3383050" table:style-name="ce20">
            <text:p>3,383,050<text:s/></text:p>
          </table:table-cell>
          <table:table-cell office:value-type="percentage" office:value="0.55000000000000004" table:formula="msoxl:=IF(AND(SUM(D15)&gt;0,SUM(C15)&gt;0),D15/C15,&quot;-&quot;)" table:style-name="ce21">
            <text:p>55.0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F15)&gt;0,SUM(C15)&gt;0),F15/C15,&quot;-&quot;)" table:style-name="ce21">
            <text:p>-</text:p>
          </table:table-cell>
          <table:table-cell office:value-type="float" office:value="1845300" table:style-name="ce20">
            <text:p>1,845,300<text:s/></text:p>
          </table:table-cell>
          <table:table-cell office:value-type="percentage" office:value="0.3" table:formula="msoxl:=IF(AND(SUM(H15)&gt;0,SUM(C15)&gt;0),H15/C15,&quot;-&quot;)" table:style-name="ce21">
            <text:p>30.00%</text:p>
          </table:table-cell>
          <table:table-cell office:value-type="float" office:value="184530" table:style-name="ce20">
            <text:p>184,530<text:s/></text:p>
          </table:table-cell>
          <table:table-cell office:value-type="percentage" office:value="0.03" table:formula="msoxl:=IF(AND(SUM(J15)&gt;0,SUM(C15)&gt;0),J15/C15,&quot;-&quot;)" table:style-name="ce21">
            <text:p>3.00%</text:p>
          </table:table-cell>
          <table:table-cell office:value-type="float" office:value="184530" table:style-name="ce20">
            <text:p>184,530<text:s/></text:p>
          </table:table-cell>
          <table:table-cell office:value-type="percentage" office:value="0.03" table:formula="msoxl:=IF(AND(SUM(L15)&gt;0,SUM(C15)&gt;0),L15/C15,&quot;-&quot;)" table:style-name="ce21">
            <text:p>3.00%</text:p>
          </table:table-cell>
          <table:table-cell office:value-type="float" office:value="553590" table:style-name="ce20">
            <text:p>553,590<text:s/></text:p>
          </table:table-cell>
          <table:table-cell office:value-type="percentage" office:value="0.09" table:formula="msoxl:=IF(AND(SUM(N15)&gt;0,SUM(C15)&gt;0),N15/C15,&quot;-&quot;)" table:style-name="ce21">
            <text:p>9.00%</text:p>
          </table:table-cell>
          <table:table-cell table:number-columns-repeated="16369" table:style-name="ce5"/>
        </table:table-row>
        <table:table-row table:number-rows-repeated="2" table:style-name="ro3">
          <table:table-cell office:value-type="string" table:style-name="ce26">
            <text:p><text:s text:c="7"/></text:p>
          </table:table-cell>
          <table:table-cell table:style-name="ce14"/>
          <table:table-cell table:number-columns-repeated="13" table:style-name="ce2"/>
          <table:table-cell table:number-columns-repeated="16369" table:style-name="ce5"/>
        </table:table-row>
        <table:table-row table:style-name="ro3">
          <table:table-cell office:value-type="string" table:style-name="ce26">
            <text:p>苗栗</text:p>
          </table:table-cell>
          <table:table-cell office:value-type="string" table:style-name="ce14">
            <text:p>Miaoli</text:p>
          </table:table-cell>
          <table:table-cell office:value-type="float" office:value="2915500" table:formula="msoxl:=IF(SUM(D18,F18,H18,J18,L18,N18)=0,&quot;-&quot;,SUM(D18,F18,H18,J18,L18,N18))" table:style-name="ce20">
            <text:p>2,915,500<text:s/></text:p>
          </table:table-cell>
          <table:table-cell office:value-type="float" office:value="335282" table:style-name="ce20">
            <text:p>335,282<text:s/></text:p>
          </table:table-cell>
          <table:table-cell office:value-type="percentage" office:value="0.11499982850282971" table:formula="msoxl:=IF(AND(SUM(D18)&gt;0,SUM(C18)&gt;0),D18/C18,&quot;-&quot;)" table:style-name="ce21">
            <text:p>11.50%</text:p>
          </table:table-cell>
          <table:table-cell office:value-type="float" office:value="959200" table:style-name="ce20">
            <text:p>959,200<text:s/></text:p>
          </table:table-cell>
          <table:table-cell office:value-type="percentage" office:value="0.32900017149717031" table:formula="msoxl:=IF(AND(SUM(F18)&gt;0,SUM(C18)&gt;0),F18/C18,&quot;-&quot;)" table:style-name="ce21">
            <text:p>32.90%</text:p>
          </table:table-cell>
          <table:table-cell office:value-type="float" office:value="1227426" table:style-name="ce20">
            <text:p>1,227,426<text:s/></text:p>
          </table:table-cell>
          <table:table-cell office:value-type="percentage" office:value="0.42100017149717028" table:formula="msoxl:=IF(AND(SUM(H18)&gt;0,SUM(C18)&gt;0),H18/C18,&quot;-&quot;)" table:style-name="ce21">
            <text:p>42.10%</text:p>
          </table:table-cell>
          <table:table-cell office:value-type="float" office:value="47814" table:style-name="ce20">
            <text:p>47,814<text:s/></text:p>
          </table:table-cell>
          <table:table-cell office:value-type="percentage" office:value="1.6399931401131881E-2" table:formula="msoxl:=IF(AND(SUM(J18)&gt;0,SUM(C18)&gt;0),J18/C18,&quot;-&quot;)" table:style-name="ce21">
            <text:p>1.64%</text:p>
          </table:table-cell>
          <table:table-cell office:value-type="float" office:value="319247" table:style-name="ce20">
            <text:p>319,247<text:s/></text:p>
          </table:table-cell>
          <table:table-cell office:value-type="percentage" office:value="0.10949991425141485" table:formula="msoxl:=IF(AND(SUM(L18)&gt;0,SUM(C18)&gt;0),L18/C18,&quot;-&quot;)" table:style-name="ce21">
            <text:p>10.95%</text:p>
          </table:table-cell>
          <table:table-cell office:value-type="float" office:value="26531" table:style-name="ce20">
            <text:p>26,531<text:s/></text:p>
          </table:table-cell>
          <table:table-cell office:value-type="percentage" office:value="9.0999828502829703E-3" table:formula="msoxl:=IF(AND(SUM(N18)&gt;0,SUM(C18)&gt;0),N18/C18,&quot;-&quot;)" table:style-name="ce21">
            <text:p>0.91%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彰化</text:p>
          </table:table-cell>
          <table:table-cell office:value-type="string" table:style-name="ce14">
            <text:p>Changhwa</text:p>
          </table:table-cell>
          <table:table-cell office:value-type="float" office:value="7910868.79" table:formula="msoxl:=IF(SUM(D19,F19,H19,J19,L19,N19)=0,&quot;-&quot;,SUM(D19,F19,H19,J19,L19,N19))" table:style-name="ce20">
            <text:p>7,910,869<text:s/></text:p>
          </table:table-cell>
          <table:table-cell office:value-type="float" office:value="1107522" table:style-name="ce20">
            <text:p>1,107,522<text:s/></text:p>
          </table:table-cell>
          <table:table-cell office:value-type="percentage" office:value="0.14000004669525051" table:formula="msoxl:=IF(AND(SUM(D19)&gt;0,SUM(C19)&gt;0),D19/C19,&quot;-&quot;)" table:style-name="ce21">
            <text:p>14.00%</text:p>
          </table:table-cell>
          <table:table-cell office:value-type="float" office:value="632870" table:style-name="ce20">
            <text:p>632,870<text:s/></text:p>
          </table:table-cell>
          <table:table-cell office:value-type="percentage" office:value="8.0000062799676391E-2" table:formula="msoxl:=IF(AND(SUM(F19)&gt;0,SUM(C19)&gt;0),F19/C19,&quot;-&quot;)" table:style-name="ce21">
            <text:p>8.00%</text:p>
          </table:table-cell>
          <table:table-cell office:value-type="float" office:value="3559890.79" table:style-name="ce20">
            <text:p>3,559,891<text:s/></text:p>
          </table:table-cell>
          <table:table-cell office:value-type="percentage" office:value="0.44999997907941536" table:formula="msoxl:=IF(AND(SUM(H19)&gt;0,SUM(C19)&gt;0),H19/C19,&quot;-&quot;)" table:style-name="ce21">
            <text:p>45.00%</text:p>
          </table:table-cell>
          <table:table-cell office:value-type="float" office:value="791087" table:style-name="ce20">
            <text:p>791,087<text:s/></text:p>
          </table:table-cell>
          <table:table-cell office:value-type="percentage" office:value="0.10000001529541233" table:formula="msoxl:=IF(AND(SUM(J19)&gt;0,SUM(C19)&gt;0),J19/C19,&quot;-&quot;)" table:style-name="ce21">
            <text:p>10.00%</text:p>
          </table:table-cell>
          <table:table-cell office:value-type="float" office:value="395543" table:style-name="ce20">
            <text:p>395,543<text:s/></text:p>
          </table:table-cell>
          <table:table-cell office:value-type="percentage" office:value="4.9999944443523001E-2" table:formula="msoxl:=IF(AND(SUM(L19)&gt;0,SUM(C19)&gt;0),L19/C19,&quot;-&quot;)" table:style-name="ce21">
            <text:p>5.00%</text:p>
          </table:table-cell>
          <table:table-cell office:value-type="float" office:value="1423956" table:style-name="ce20">
            <text:p>1,423,956<text:s/></text:p>
          </table:table-cell>
          <table:table-cell office:value-type="percentage" office:value="0.17999995168672239" table:formula="msoxl:=IF(AND(SUM(N19)&gt;0,SUM(C19)&gt;0),N19/C19,&quot;-&quot;)" table:style-name="ce21">
            <text:p>18.00%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埔心</text:p>
          </table:table-cell>
          <table:table-cell office:value-type="string" table:style-name="ce14">
            <text:p>Pushin</text:p>
          </table:table-cell>
          <table:table-cell office:value-type="float" office:value="9429677" table:formula="msoxl:=IF(SUM(D20,F20,H20,J20,L20,N20)=0,&quot;-&quot;,SUM(D20,F20,H20,J20,L20,N20))" table:style-name="ce20">
            <text:p>9,429,677<text:s/></text:p>
          </table:table-cell>
          <table:table-cell office:value-type="float" office:value="2093387" table:style-name="ce20">
            <text:p>2,093,387<text:s/></text:p>
          </table:table-cell>
          <table:table-cell office:value-type="percentage" office:value="0.2219998627736666" table:formula="msoxl:=IF(AND(SUM(D20)&gt;0,SUM(C20)&gt;0),D20/C20,&quot;-&quot;)" table:style-name="ce21">
            <text:p>22.20%</text:p>
          </table:table-cell>
          <table:table-cell office:value-type="float" office:value="1065554" table:style-name="ce20">
            <text:p>1,065,554<text:s/></text:p>
          </table:table-cell>
          <table:table-cell office:value-type="percentage" office:value="0.11300005291803739" table:formula="msoxl:=IF(AND(SUM(F20)&gt;0,SUM(C20)&gt;0),F20/C20,&quot;-&quot;)" table:style-name="ce21">
            <text:p>11.30%</text:p>
          </table:table-cell>
          <table:table-cell office:value-type="float" office:value="5035448" table:style-name="ce20">
            <text:p>5,035,448<text:s/></text:p>
          </table:table-cell>
          <table:table-cell office:value-type="percentage" office:value="0.53400005111521842" table:formula="msoxl:=IF(AND(SUM(H20)&gt;0,SUM(C20)&gt;0),H20/C20,&quot;-&quot;)" table:style-name="ce21">
            <text:p>53.40%</text:p>
          </table:table-cell>
          <table:table-cell office:value-type="float" office:value="9430" table:style-name="ce20">
            <text:p>9,430<text:s/></text:p>
          </table:table-cell>
          <table:table-cell office:value-type="percentage" office:value="1.0000342535592683E-3" table:formula="msoxl:=IF(AND(SUM(J20)&gt;0,SUM(C20)&gt;0),J20/C20,&quot;-&quot;)" table:style-name="ce21">
            <text:p>0.10%</text:p>
          </table:table-cell>
          <table:table-cell office:value-type="float" office:value="1056124" table:style-name="ce20">
            <text:p>1,056,124<text:s/></text:p>
          </table:table-cell>
          <table:table-cell office:value-type="percentage" office:value="0.11200001866447812" table:formula="msoxl:=IF(AND(SUM(L20)&gt;0,SUM(C20)&gt;0),L20/C20,&quot;-&quot;)" table:style-name="ce21">
            <text:p>11.20%</text:p>
          </table:table-cell>
          <table:table-cell office:value-type="float" office:value="169734" table:style-name="ce20">
            <text:p>169,734<text:s/></text:p>
          </table:table-cell>
          <table:table-cell office:value-type="percentage" office:value="1.7999980275040173E-2" table:formula="msoxl:=IF(AND(SUM(N20)&gt;0,SUM(C20)&gt;0),N20/C20,&quot;-&quot;)" table:style-name="ce21">
            <text:p>1.80%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南投</text:p>
          </table:table-cell>
          <table:table-cell office:value-type="string" table:style-name="ce14">
            <text:p>Nantou</text:p>
          </table:table-cell>
          <table:table-cell office:value-type="string" office:string-value="-" table:formula="msoxl:=IF(SUM(D21,F21,H21,J21,L21,N21)=0,&quot;-&quot;,SUM(D21,F21,H21,J21,L21,N21))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21)&gt;0,SUM(C21)&gt;0),D21/C21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F21)&gt;0,SUM(C21)&gt;0),F21/C21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H21)&gt;0,SUM(C21)&gt;0),H21/C21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21)&gt;0,SUM(C21)&gt;0),J21/C21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21)&gt;0,SUM(C21)&gt;0),L21/C21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21)&gt;0,SUM(C21)&gt;0),N21/C21,&quot;-&quot;)" table:style-name="ce21">
            <text:p>-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埔里</text:p>
          </table:table-cell>
          <table:table-cell office:value-type="string" table:style-name="ce14">
            <text:p>Puli</text:p>
          </table:table-cell>
          <table:table-cell office:value-type="string" office:string-value="-" table:formula="msoxl:=IF(SUM(D22,F22,H22,J22,L22,N22)=0,&quot;-&quot;,SUM(D22,F22,H22,J22,L22,N22))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22)&gt;0,SUM(C22)&gt;0),D22/C22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F22)&gt;0,SUM(C22)&gt;0),F22/C22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H22)&gt;0,SUM(C22)&gt;0),H22/C22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22)&gt;0,SUM(C22)&gt;0),J22/C22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22)&gt;0,SUM(C22)&gt;0),L22/C22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22)&gt;0,SUM(C22)&gt;0),N22/C22,&quot;-&quot;)" table:style-name="ce21">
            <text:p>-</text:p>
          </table:table-cell>
          <table:table-cell table:number-columns-repeated="16369" table:style-name="ce5"/>
        </table:table-row>
        <table:table-row table:number-rows-repeated="2" table:style-name="ro3">
          <table:table-cell office:value-type="string" table:style-name="ce26">
            <text:p><text:s text:c="7"/></text:p>
          </table:table-cell>
          <table:table-cell table:style-name="ce14"/>
          <table:table-cell table:number-columns-repeated="13" table:style-name="ce2"/>
          <table:table-cell table:number-columns-repeated="16369" table:style-name="ce5"/>
        </table:table-row>
        <table:table-row table:style-name="ro3">
          <table:table-cell office:value-type="string" table:style-name="ce26">
            <text:p>竹山</text:p>
          </table:table-cell>
          <table:table-cell office:value-type="string" table:style-name="ce14">
            <text:p>Chushan</text:p>
          </table:table-cell>
          <table:table-cell office:value-type="string" office:string-value="-" table:formula="msoxl:=IF(SUM(D25,F25,H25,J25,L25,N25)=0,&quot;-&quot;,SUM(D25,F25,H25,J25,L25,N25))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25)&gt;0,SUM(C25)&gt;0),D25/C25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F25)&gt;0,SUM(C25)&gt;0),F25/C25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H25)&gt;0,SUM(C25)&gt;0),H25/C25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25)&gt;0,SUM(C25)&gt;0),J25/C25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25)&gt;0,SUM(C25)&gt;0),L25/C25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25)&gt;0,SUM(C25)&gt;0),N25/C25,&quot;-&quot;)" table:style-name="ce21">
            <text:p>-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斗南</text:p>
          </table:table-cell>
          <table:table-cell office:value-type="string" table:style-name="ce14">
            <text:p>Dounan</text:p>
          </table:table-cell>
          <table:table-cell office:value-type="float" office:value="4254861" table:formula="msoxl:=IF(SUM(D26,F26,H26,J26,L26,N26)=0,&quot;-&quot;,SUM(D26,F26,H26,J26,L26,N26))" table:style-name="ce20">
            <text:p>4,254,861<text:s/></text:p>
          </table:table-cell>
          <table:table-cell office:value-type="float" office:value="1914680" table:style-name="ce20">
            <text:p>1,914,680<text:s/></text:p>
          </table:table-cell>
          <table:table-cell office:value-type="percentage" office:value="0.44999824906148522" table:formula="msoxl:=IF(AND(SUM(D26)&gt;0,SUM(C26)&gt;0),D26/C26,&quot;-&quot;)" table:style-name="ce21">
            <text:p>45.00%</text:p>
          </table:table-cell>
          <table:table-cell office:value-type="float" office:value="127645" table:style-name="ce20">
            <text:p>127,645<text:s/></text:p>
          </table:table-cell>
          <table:table-cell office:value-type="percentage" office:value="2.9999804928997679E-2" table:formula="msoxl:=IF(AND(SUM(F26)&gt;0,SUM(C26)&gt;0),F26/C26,&quot;-&quot;)" table:style-name="ce21">
            <text:p>3.00%</text:p>
          </table:table-cell>
          <table:table-cell office:value-type="float" office:value="2042300" table:style-name="ce20">
            <text:p>2,042,300<text:s/></text:p>
          </table:table-cell>
          <table:table-cell office:value-type="percentage" office:value="0.47999217835788288" table:formula="msoxl:=IF(AND(SUM(H26)&gt;0,SUM(C26)&gt;0),H26/C26,&quot;-&quot;)" table:style-name="ce21">
            <text:p>48.0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26)&gt;0,SUM(C26)&gt;0),J26/C26,&quot;-&quot;)" table:style-name="ce21">
            <text:p>-</text:p>
          </table:table-cell>
          <table:table-cell office:value-type="float" office:value="106310" table:style-name="ce20">
            <text:p>106,310<text:s/></text:p>
          </table:table-cell>
          <table:table-cell office:value-type="percentage" office:value="2.4985540068171441E-2" table:formula="msoxl:=IF(AND(SUM(L26)&gt;0,SUM(C26)&gt;0),L26/C26,&quot;-&quot;)" table:style-name="ce21">
            <text:p>2.50%</text:p>
          </table:table-cell>
          <table:table-cell office:value-type="float" office:value="63926" table:style-name="ce20">
            <text:p>63,926<text:s/></text:p>
          </table:table-cell>
          <table:table-cell office:value-type="percentage" office:value="1.5024227583462774E-2" table:formula="msoxl:=IF(AND(SUM(N26)&gt;0,SUM(C26)&gt;0),N26/C26,&quot;-&quot;)" table:style-name="ce21">
            <text:p>1.50%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嘉義</text:p>
          </table:table-cell>
          <table:table-cell office:value-type="string" table:style-name="ce14">
            <text:p>Chiayi</text:p>
          </table:table-cell>
          <table:table-cell office:value-type="float" office:value="11072792" table:formula="msoxl:=IF(SUM(D27,F27,H27,J27,L27,N27)=0,&quot;-&quot;,SUM(D27,F27,H27,J27,L27,N27))" table:style-name="ce20">
            <text:p>11,072,792<text:s/></text:p>
          </table:table-cell>
          <table:table-cell office:value-type="float" office:value="6643675" table:style-name="ce20">
            <text:p>6,643,675<text:s/></text:p>
          </table:table-cell>
          <table:table-cell office:value-type="percentage" office:value="0.5999999819377082" table:formula="msoxl:=IF(AND(SUM(D27)&gt;0,SUM(C27)&gt;0),D27/C27,&quot;-&quot;)" table:style-name="ce21">
            <text:p>60.00%</text:p>
          </table:table-cell>
          <table:table-cell office:value-type="float" office:value="11073" table:style-name="ce20">
            <text:p>11,073<text:s/></text:p>
          </table:table-cell>
          <table:table-cell office:value-type="percentage" office:value="1.0000187847834584E-3" table:formula="msoxl:=IF(AND(SUM(F27)&gt;0,SUM(C27)&gt;0),F27/C27,&quot;-&quot;)" table:style-name="ce21">
            <text:p>0.10%</text:p>
          </table:table-cell>
          <table:table-cell office:value-type="float" office:value="1882375" table:style-name="ce20">
            <text:p>1,882,375<text:s/></text:p>
          </table:table-cell>
          <table:table-cell office:value-type="percentage" office:value="0.17000003251212523" table:formula="msoxl:=IF(AND(SUM(H27)&gt;0,SUM(C27)&gt;0),H27/C27,&quot;-&quot;)" table:style-name="ce21">
            <text:p>17.00%</text:p>
          </table:table-cell>
          <table:table-cell office:value-type="float" office:value="33218" table:style-name="ce20">
            <text:p>33,218<text:s/></text:p>
          </table:table-cell>
          <table:table-cell office:value-type="percentage" office:value="2.9999660428914406E-3" table:formula="msoxl:=IF(AND(SUM(J27)&gt;0,SUM(C27)&gt;0),J27/C27,&quot;-&quot;)" table:style-name="ce21">
            <text:p>0.30%</text:p>
          </table:table-cell>
          <table:table-cell office:value-type="float" office:value="2325286" table:style-name="ce20">
            <text:p>2,325,286<text:s/></text:p>
          </table:table-cell>
          <table:table-cell office:value-type="percentage" office:value="0.20999997110033314" table:formula="msoxl:=IF(AND(SUM(L27)&gt;0,SUM(C27)&gt;0),L27/C27,&quot;-&quot;)" table:style-name="ce21">
            <text:p>21.00%</text:p>
          </table:table-cell>
          <table:table-cell office:value-type="float" office:value="177165" table:style-name="ce20">
            <text:p>177,165<text:s/></text:p>
          </table:table-cell>
          <table:table-cell office:value-type="percentage" office:value="1.6000029622158532E-2" table:formula="msoxl:=IF(AND(SUM(N27)&gt;0,SUM(C27)&gt;0),N27/C27,&quot;-&quot;)" table:style-name="ce21">
            <text:p>1.60%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新營</text:p>
          </table:table-cell>
          <table:table-cell office:value-type="string" table:style-name="ce14">
            <text:p>Hsinying</text:p>
          </table:table-cell>
          <table:table-cell office:value-type="float" office:value="1037610" table:formula="msoxl:=IF(SUM(D28,F28,H28,J28,L28,N28)=0,&quot;-&quot;,SUM(D28,F28,H28,J28,L28,N28))" table:style-name="ce20">
            <text:p>1,037,610<text:s/></text:p>
          </table:table-cell>
          <table:table-cell office:value-type="float" office:value="100543" table:style-name="ce20">
            <text:p>100,543<text:s/></text:p>
          </table:table-cell>
          <table:table-cell office:value-type="percentage" office:value="9.6898642071683971E-2" table:formula="msoxl:=IF(AND(SUM(D28)&gt;0,SUM(C28)&gt;0),D28/C28,&quot;-&quot;)" table:style-name="ce21">
            <text:p>9.69%</text:p>
          </table:table-cell>
          <table:table-cell office:value-type="float" office:value="142541" table:style-name="ce20">
            <text:p>142,541<text:s/></text:p>
          </table:table-cell>
          <table:table-cell office:value-type="percentage" office:value="0.13737435067125414" table:formula="msoxl:=IF(AND(SUM(F28)&gt;0,SUM(C28)&gt;0),F28/C28,&quot;-&quot;)" table:style-name="ce21">
            <text:p>13.74%</text:p>
          </table:table-cell>
          <table:table-cell office:value-type="float" office:value="361522" table:style-name="ce20">
            <text:p>361,522<text:s/></text:p>
          </table:table-cell>
          <table:table-cell office:value-type="percentage" office:value="0.34841799905552184" table:formula="msoxl:=IF(AND(SUM(H28)&gt;0,SUM(C28)&gt;0),H28/C28,&quot;-&quot;)" table:style-name="ce21">
            <text:p>34.84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28)&gt;0,SUM(C28)&gt;0),J28/C28,&quot;-&quot;)" table:style-name="ce21">
            <text:p>-</text:p>
          </table:table-cell>
          <table:table-cell office:value-type="float" office:value="385146" table:style-name="ce20">
            <text:p>385,146<text:s/></text:p>
          </table:table-cell>
          <table:table-cell office:value-type="percentage" office:value="0.37118570561193515" table:formula="msoxl:=IF(AND(SUM(L28)&gt;0,SUM(C28)&gt;0),L28/C28,&quot;-&quot;)" table:style-name="ce21">
            <text:p>37.12%</text:p>
          </table:table-cell>
          <table:table-cell office:value-type="float" office:value="47858" table:style-name="ce20">
            <text:p>47,858<text:s/></text:p>
          </table:table-cell>
          <table:table-cell office:value-type="percentage" office:value="4.612330258960496E-2" table:formula="msoxl:=IF(AND(SUM(N28)&gt;0,SUM(C28)&gt;0),N28/C28,&quot;-&quot;)" table:style-name="ce21">
            <text:p>4.61%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佳里</text:p>
          </table:table-cell>
          <table:table-cell office:value-type="string" table:style-name="ce14">
            <text:p>Chiali</text:p>
          </table:table-cell>
          <table:table-cell office:value-type="float" office:value="976000" table:formula="msoxl:=IF(SUM(D29,F29,H29,J29,L29,N29)=0,&quot;-&quot;,SUM(D29,F29,H29,J29,L29,N29))" table:style-name="ce20">
            <text:p>976,000<text:s/></text:p>
          </table:table-cell>
          <table:table-cell office:value-type="float" office:value="527000" table:style-name="ce20">
            <text:p>527,000<text:s/></text:p>
          </table:table-cell>
          <table:table-cell office:value-type="percentage" office:value="0.53995901639344257" table:formula="msoxl:=IF(AND(SUM(D29)&gt;0,SUM(C29)&gt;0),D29/C29,&quot;-&quot;)" table:style-name="ce21">
            <text:p>54.00%</text:p>
          </table:table-cell>
          <table:table-cell office:value-type="float" office:value="39000" table:style-name="ce20">
            <text:p>39,000<text:s/></text:p>
          </table:table-cell>
          <table:table-cell office:value-type="percentage" office:value="3.9959016393442626E-2" table:formula="msoxl:=IF(AND(SUM(F29)&gt;0,SUM(C29)&gt;0),F29/C29,&quot;-&quot;)" table:style-name="ce21">
            <text:p>4.00%</text:p>
          </table:table-cell>
          <table:table-cell office:value-type="float" office:value="244000" table:style-name="ce20">
            <text:p>244,000<text:s/></text:p>
          </table:table-cell>
          <table:table-cell office:value-type="percentage" office:value="0.25" table:formula="msoxl:=IF(AND(SUM(H29)&gt;0,SUM(C29)&gt;0),H29/C29,&quot;-&quot;)" table:style-name="ce21">
            <text:p>25.0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29)&gt;0,SUM(C29)&gt;0),J29/C29,&quot;-&quot;)" table:style-name="ce21">
            <text:p>-</text:p>
          </table:table-cell>
          <table:table-cell office:value-type="float" office:value="39000" table:style-name="ce20">
            <text:p>39,000<text:s/></text:p>
          </table:table-cell>
          <table:table-cell office:value-type="percentage" office:value="3.9959016393442626E-2" table:formula="msoxl:=IF(AND(SUM(L29)&gt;0,SUM(C29)&gt;0),L29/C29,&quot;-&quot;)" table:style-name="ce21">
            <text:p>4.00%</text:p>
          </table:table-cell>
          <table:table-cell office:value-type="float" office:value="127000" table:style-name="ce20">
            <text:p>127,000<text:s/></text:p>
          </table:table-cell>
          <table:table-cell office:value-type="percentage" office:value="0.13012295081967212" table:formula="msoxl:=IF(AND(SUM(N29)&gt;0,SUM(C29)&gt;0),N29/C29,&quot;-&quot;)" table:style-name="ce21">
            <text:p>13.01%</text:p>
          </table:table-cell>
          <table:table-cell table:number-columns-repeated="16369" table:style-name="ce5"/>
        </table:table-row>
        <table:table-row table:number-rows-repeated="2" table:style-name="ro3">
          <table:table-cell office:value-type="string" table:style-name="ce26">
            <text:p><text:s text:c="7"/></text:p>
          </table:table-cell>
          <table:table-cell table:style-name="ce14"/>
          <table:table-cell table:number-columns-repeated="13" table:style-name="ce2"/>
          <table:table-cell table:number-columns-repeated="16369" table:style-name="ce5"/>
        </table:table-row>
        <table:table-row table:style-name="ro3">
          <table:table-cell office:value-type="string" table:style-name="ce26">
            <text:p>岡山</text:p>
          </table:table-cell>
          <table:table-cell office:value-type="string" table:style-name="ce14">
            <text:p>Kangshan</text:p>
          </table:table-cell>
          <table:table-cell office:value-type="float" office:value="3005280" table:formula="msoxl:=IF(SUM(D32,F32,H32,J32,L32,N32)=0,&quot;-&quot;,SUM(D32,F32,H32,J32,L32,N32))" table:style-name="ce20">
            <text:p>3,005,280<text:s/></text:p>
          </table:table-cell>
          <table:table-cell office:value-type="float" office:value="1105337" table:style-name="ce20">
            <text:p>1,105,337<text:s/></text:p>
          </table:table-cell>
          <table:table-cell office:value-type="percentage" office:value="0.36779834158547625" table:formula="msoxl:=IF(AND(SUM(D32)&gt;0,SUM(C32)&gt;0),D32/C32,&quot;-&quot;)" table:style-name="ce21">
            <text:p>36.78%</text:p>
          </table:table-cell>
          <table:table-cell office:value-type="float" office:value="300528" table:style-name="ce20">
            <text:p>300,528<text:s/></text:p>
          </table:table-cell>
          <table:table-cell office:value-type="percentage" office:value="0.1" table:formula="msoxl:=IF(AND(SUM(F32)&gt;0,SUM(C32)&gt;0),F32/C32,&quot;-&quot;)" table:style-name="ce21">
            <text:p>10.00%</text:p>
          </table:table-cell>
          <table:table-cell office:value-type="float" office:value="1298887" table:style-name="ce20">
            <text:p>1,298,887<text:s/></text:p>
          </table:table-cell>
          <table:table-cell office:value-type="percentage" office:value="0.43220165841452379" table:formula="msoxl:=IF(AND(SUM(H32)&gt;0,SUM(C32)&gt;0),H32/C32,&quot;-&quot;)" table:style-name="ce21">
            <text:p>43.22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32)&gt;0,SUM(C32)&gt;0),J32/C32,&quot;-&quot;)" table:style-name="ce21">
            <text:p>-</text:p>
          </table:table-cell>
          <table:table-cell office:value-type="float" office:value="300528" table:style-name="ce20">
            <text:p>300,528<text:s/></text:p>
          </table:table-cell>
          <table:table-cell office:value-type="percentage" office:value="0.1" table:formula="msoxl:=IF(AND(SUM(L32)&gt;0,SUM(C32)&gt;0),L32/C32,&quot;-&quot;)" table:style-name="ce21">
            <text:p>10.0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32)&gt;0,SUM(C32)&gt;0),N32/C32,&quot;-&quot;)" table:style-name="ce21">
            <text:p>-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台中</text:p>
          </table:table-cell>
          <table:table-cell office:value-type="string" table:style-name="ce14">
            <text:p>Taichung</text:p>
          </table:table-cell>
          <table:table-cell office:value-type="float" office:value="17810471.100000001" table:formula="msoxl:=IF(SUM(D33,F33,H33,J33,L33,N33)=0,&quot;-&quot;,SUM(D33,F33,H33,J33,L33,N33))" table:style-name="ce20">
            <text:p>17,810,471<text:s/></text:p>
          </table:table-cell>
          <table:table-cell office:value-type="float" office:value="17718645.800000001" table:style-name="ce20">
            <text:p>17,718,646<text:s/></text:p>
          </table:table-cell>
          <table:table-cell office:value-type="percentage" office:value="0.99484430818901803" table:formula="msoxl:=IF(AND(SUM(D33)&gt;0,SUM(C33)&gt;0),D33/C33,&quot;-&quot;)" table:style-name="ce21">
            <text:p>99.48%</text:p>
          </table:table-cell>
          <table:table-cell office:value-type="float" office:value="89052.3" table:style-name="ce20">
            <text:p>89,052<text:s/></text:p>
          </table:table-cell>
          <table:table-cell office:value-type="percentage" office:value="4.9999968838555873E-3" table:formula="msoxl:=IF(AND(SUM(F33)&gt;0,SUM(C33)&gt;0),F33/C33,&quot;-&quot;)" table:style-name="ce21">
            <text:p>0.5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H33)&gt;0,SUM(C33)&gt;0),H33/C33,&quot;-&quot;)" table:style-name="ce21">
            <text:p>-</text:p>
          </table:table-cell>
          <table:table-cell office:value-type="float" office:value="2773" table:style-name="ce20">
            <text:p>2,773<text:s/></text:p>
          </table:table-cell>
          <table:table-cell office:value-type="percentage" office:value="1.5569492712632401E-4" table:formula="msoxl:=IF(AND(SUM(J33)&gt;0,SUM(C33)&gt;0),J33/C33,&quot;-&quot;)" table:style-name="ce21">
            <text:p>0.02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33)&gt;0,SUM(C33)&gt;0),L33/C33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33)&gt;0,SUM(C33)&gt;0),N33/C33,&quot;-&quot;)" table:style-name="ce21">
            <text:p>-</text:p>
          </table:table-cell>
          <table:table-cell table:number-columns-repeated="16369" table:style-name="ce5"/>
        </table:table-row>
        <table:table-row table:number-rows-repeated="5" table:style-name="ro3">
          <table:table-cell office:value-type="string" table:style-name="ce26">
            <text:p><text:s text:c="7"/></text:p>
          </table:table-cell>
          <table:table-cell table:style-name="ce14"/>
          <table:table-cell table:number-columns-repeated="13" table:style-name="ce2"/>
          <table:table-cell table:number-columns-repeated="16369" table:style-name="ce5"/>
        </table:table-row>
        <table:table-row table:style-name="ro3">
          <table:table-cell office:value-type="string" table:style-name="ce27">
            <text:p><text:s text:c="7"/></text:p>
          </table:table-cell>
          <table:table-cell table:style-name="ce12"/>
          <table:table-cell table:number-columns-repeated="13" table:style-name="ce3"/>
          <table:table-cell table:number-columns-repeated="16369" table:style-name="ce5"/>
        </table:table-row>
        <table:table-row table:number-rows-repeated="1048537" table:style-name="ro2">
          <table:table-cell table:number-columns-repeated="16384"/>
        </table:table-row>
      </table:table>
      <table:table table:name="魚貨來源供應者別1(續)" table:style-name="ta1">
        <table:table-column table:style-name="co1" table:default-cell-style-name="ce28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8" table:number-columns-repeated="16337" table:default-cell-style-name="ce1"/>
        <table:table-row table:style-name="ro1">
          <table:table-cell office:value-type="string" table:style-name="ce29">
            <text:p><text:s text:c="3"/>20‧魚貨來源供應者別(續)<text:s text:c="21"/></text:p>
          </table:table-cell>
          <table:table-cell table:number-columns-repeated="5" table:style-name="ce30"/>
          <table:table-cell office:value-type="string" table:style-name="ce29">
            <text:p>20‧Sources of Fishes Supply by Type of Supplier(Continued)</text:p>
          </table:table-cell>
          <table:table-cell table:style-name="ce1"/>
          <table:table-cell table:number-columns-repeated="7" table:style-name="ce30"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3">
          <table:table-cell table:style-name="ce24"/>
          <table:table-cell table:number-columns-repeated="5" table:style-name="ce5"/>
          <table:table-cell office:value-type="string" table:style-name="ce6">
            <text:p>單位：公斤</text:p>
          </table:table-cell>
          <table:table-cell table:number-columns-repeated="6" table:style-name="ce5"/>
          <table:table-cell office:value-type="string" table:style-name="ce7">
            <text:p>Unit：K.G.</text:p>
          </table:table-cell>
          <table:table-cell table:number-columns-repeated="16370" table:style-name="ce5"/>
        </table:table-row>
        <table:table-row table:style-name="ro3">
          <table:table-cell table:style-name="ce25"/>
          <table:table-cell office:value-type="string" table:style-name="ce19">
            <text:p>供應者別</text:p>
          </table:table-cell>
          <table:table-cell table:style-name="ce15"/>
          <table:table-cell office:value-type="string" table:number-columns-spanned="2" table:number-rows-spanned="1" table:style-name="ce31">
            <text:p>遠洋漁業者</text:p>
          </table:table-cell>
          <table:covered-table-cell/>
          <table:table-cell office:value-type="string" table:number-columns-spanned="2" table:number-rows-spanned="1" table:style-name="ce31">
            <text:p>近海漁業者</text:p>
          </table:table-cell>
          <table:covered-table-cell/>
          <table:table-cell office:value-type="string" table:number-columns-spanned="2" table:number-rows-spanned="1" table:style-name="ce31">
            <text:p>沿岸漁業者</text:p>
          </table:table-cell>
          <table:covered-table-cell/>
          <table:table-cell office:value-type="string" table:number-columns-spanned="2" table:number-rows-spanned="1" table:style-name="ce31">
            <text:p>養殖漁業者</text:p>
          </table:table-cell>
          <table:covered-table-cell/>
          <table:table-cell office:value-type="string" table:number-columns-spanned="2" table:number-rows-spanned="1" table:style-name="ce31">
            <text:p>進口商</text:p>
          </table:table-cell>
          <table:covered-table-cell/>
          <table:table-cell office:value-type="string" table:number-columns-spanned="2" table:number-rows-spanned="1" table:style-name="ce31">
            <text:p>其他</text:p>
          </table:table-cell>
          <table:covered-table-cell/>
          <table:table-cell table:number-columns-repeated="16369" table:style-name="ce5"/>
        </table:table-row>
        <table:table-row table:style-name="ro3">
          <table:table-cell table:style-name="ce26"/>
          <table:table-cell office:value-type="string" table:style-name="ce16">
            <text:p>Supplier</text:p>
          </table:table-cell>
          <table:table-cell office:value-type="string" table:style-name="ce10">
            <text:p>合計</text:p>
          </table:table-cell>
          <table:table-cell office:value-type="string" table:number-columns-spanned="2" table:number-rows-spanned="1" table:style-name="ce33">
            <text:p>Far Sea Fisheries</text:p>
          </table:table-cell>
          <table:covered-table-cell/>
          <table:table-cell office:value-type="string" table:number-columns-spanned="2" table:number-rows-spanned="1" table:style-name="ce33">
            <text:p>Offshore Fisheries</text:p>
          </table:table-cell>
          <table:covered-table-cell/>
          <table:table-cell office:value-type="string" table:number-columns-spanned="2" table:number-rows-spanned="1" table:style-name="ce33">
            <text:p>Coastal Fisheries</text:p>
          </table:table-cell>
          <table:covered-table-cell/>
          <table:table-cell office:value-type="string" table:number-columns-spanned="2" table:number-rows-spanned="1" table:style-name="ce33">
            <text:p>Fish Culure</text:p>
          </table:table-cell>
          <table:covered-table-cell/>
          <table:table-cell office:value-type="string" table:number-columns-spanned="2" table:number-rows-spanned="1" table:style-name="ce33">
            <text:p>Importer</text:p>
          </table:table-cell>
          <table:covered-table-cell/>
          <table:table-cell office:value-type="string" table:number-columns-spanned="2" table:number-rows-spanned="1" table:style-name="ce33">
            <text:p>Others</text:p>
          </table:table-cell>
          <table:covered-table-cell/>
          <table:table-cell table:number-columns-repeated="16369" table:style-name="ce5"/>
        </table:table-row>
        <table:table-row table:style-name="ro3">
          <table:table-cell office:value-type="string" table:style-name="ce26">
            <text:p>市場別</text:p>
          </table:table-cell>
          <table:table-cell table:style-name="ce9"/>
          <table:table-cell office:value-type="string" table:style-name="ce10">
            <text:p>Total</text:p>
          </table:table-cell>
          <table:table-cell office:value-type="string" table:style-name="ce16">
            <text:p>數量</text:p>
          </table:table-cell>
          <table:table-cell office:value-type="string" table:style-name="ce16">
            <text:p>百分比</text:p>
          </table:table-cell>
          <table:table-cell office:value-type="string" table:style-name="ce16">
            <text:p>數量</text:p>
          </table:table-cell>
          <table:table-cell office:value-type="string" table:style-name="ce16">
            <text:p>百分比</text:p>
          </table:table-cell>
          <table:table-cell office:value-type="string" table:style-name="ce16">
            <text:p>數量</text:p>
          </table:table-cell>
          <table:table-cell office:value-type="string" table:style-name="ce16">
            <text:p>百分比</text:p>
          </table:table-cell>
          <table:table-cell office:value-type="string" table:style-name="ce16">
            <text:p>數量</text:p>
          </table:table-cell>
          <table:table-cell office:value-type="string" table:style-name="ce16">
            <text:p>百分比</text:p>
          </table:table-cell>
          <table:table-cell office:value-type="string" table:style-name="ce16">
            <text:p>數量</text:p>
          </table:table-cell>
          <table:table-cell office:value-type="string" table:style-name="ce16">
            <text:p>百分比</text:p>
          </table:table-cell>
          <table:table-cell office:value-type="string" table:style-name="ce16">
            <text:p>數量</text:p>
          </table:table-cell>
          <table:table-cell office:value-type="string" table:style-name="ce16">
            <text:p>百分比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7">
            <text:p>Market</text:p>
          </table:table-cell>
          <table:table-cell table:style-name="ce13"/>
          <table:table-cell table:style-name="ce17"/>
          <table:table-cell office:value-type="string" table:style-name="ce18">
            <text:p>Quantity</text:p>
          </table:table-cell>
          <table:table-cell office:value-type="string" table:style-name="ce18">
            <text:p>%</text:p>
          </table:table-cell>
          <table:table-cell office:value-type="string" table:style-name="ce18">
            <text:p>Quantity</text:p>
          </table:table-cell>
          <table:table-cell office:value-type="string" table:style-name="ce18">
            <text:p>%</text:p>
          </table:table-cell>
          <table:table-cell office:value-type="string" table:style-name="ce18">
            <text:p>Quantity</text:p>
          </table:table-cell>
          <table:table-cell office:value-type="string" table:style-name="ce18">
            <text:p>%</text:p>
          </table:table-cell>
          <table:table-cell office:value-type="string" table:style-name="ce18">
            <text:p>Quantity</text:p>
          </table:table-cell>
          <table:table-cell office:value-type="string" table:style-name="ce18">
            <text:p>%</text:p>
          </table:table-cell>
          <table:table-cell office:value-type="string" table:style-name="ce18">
            <text:p>Quantity</text:p>
          </table:table-cell>
          <table:table-cell office:value-type="string" table:style-name="ce18">
            <text:p>%</text:p>
          </table:table-cell>
          <table:table-cell office:value-type="string" table:style-name="ce18">
            <text:p>Quantity</text:p>
          </table:table-cell>
          <table:table-cell office:value-type="string" table:style-name="ce18">
            <text:p>%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生產地小計</text:p>
          </table:table-cell>
          <table:table-cell office:value-type="string" table:style-name="ce14">
            <text:p>Total</text:p>
          </table:table-cell>
          <table:table-cell office:value-type="float" office:value="385337519.29999995" table:formula="msoxl:=IF(SUM(D8,F8,H8,J8,L8,N8)=0,&quot;-&quot;,SUM(D8,F8,H8,J8,L8,N8))" table:style-name="ce20">
            <text:p>385,337,519<text:s/></text:p>
          </table:table-cell>
          <table:table-cell office:value-type="float" office:value="254904975" table:formula="msoxl:=IF(SUM(D9:D39)+SUM('魚貨來源供應者別2(續完)'!D8:D40)=0,&quot;-&quot;,SUM(D9:D39)+SUM('魚貨來源供應者別2(續完)'!D8:D40))" table:style-name="ce20">
            <text:p>254,904,975<text:s/></text:p>
          </table:table-cell>
          <table:table-cell office:value-type="percentage" office:value="0.66151091506235282" table:formula="msoxl:=IF(AND(SUM(D8)&gt;0,SUM(C8)&gt;0),D8/C8,&quot;-&quot;)" table:style-name="ce21">
            <text:p>66.15%</text:p>
          </table:table-cell>
          <table:table-cell office:value-type="float" office:value="105642953.91" table:formula="msoxl:=IF(SUM(F9:F39)+SUM('魚貨來源供應者別2(續完)'!F8:F40)=0,&quot;-&quot;,SUM(F9:F39)+SUM('魚貨來源供應者別2(續完)'!F8:F40))" table:style-name="ce20">
            <text:p>105,642,954<text:s/></text:p>
          </table:table-cell>
          <table:table-cell office:value-type="percentage" office:value="0.27415693676003794" table:formula="msoxl:=IF(AND(SUM(F8)&gt;0,SUM(C8)&gt;0),F8/C8,&quot;-&quot;)" table:style-name="ce21">
            <text:p>27.42%</text:p>
          </table:table-cell>
          <table:table-cell office:value-type="float" office:value="15178127.09" table:formula="msoxl:=IF(SUM(H9:H39)+SUM('魚貨來源供應者別2(續完)'!H8:H40)=0,&quot;-&quot;,SUM(H9:H39)+SUM('魚貨來源供應者別2(續完)'!H8:H40))" table:style-name="ce20">
            <text:p>15,178,127<text:s/></text:p>
          </table:table-cell>
          <table:table-cell office:value-type="percentage" office:value="3.9389175280861374E-2" table:formula="msoxl:=IF(AND(SUM(H8)&gt;0,SUM(C8)&gt;0),H8/C8,&quot;-&quot;)" table:style-name="ce21">
            <text:p>3.94%</text:p>
          </table:table-cell>
          <table:table-cell office:value-type="float" office:value="3626363" table:formula="msoxl:=IF(SUM(J9:J39)+SUM('魚貨來源供應者別2(續完)'!J8:J40)=0,&quot;-&quot;,SUM(J9:J39)+SUM('魚貨來源供應者別2(續完)'!J8:J40))" table:style-name="ce20">
            <text:p>3,626,363<text:s/></text:p>
          </table:table-cell>
          <table:table-cell office:value-type="percentage" office:value="9.4108744110555659E-3" table:formula="msoxl:=IF(AND(SUM(J8)&gt;0,SUM(C8)&gt;0),J8/C8,&quot;-&quot;)" table:style-name="ce21">
            <text:p>0.94%</text:p>
          </table:table-cell>
          <table:table-cell office:value-type="string" office:string-value="-" table:formula="msoxl:=IF(SUM(L9:L39)+SUM('魚貨來源供應者別2(續完)'!L8:L40)=0,&quot;-&quot;,SUM(L9:L39)+SUM('魚貨來源供應者別2(續完)'!L8:L40))" table:style-name="ce20">
            <text:p>-</text:p>
          </table:table-cell>
          <table:table-cell office:value-type="string" office:string-value="-" table:formula="msoxl:=IF(AND(SUM(L8)&gt;0,SUM(C8)&gt;0),L8/C8,&quot;-&quot;)" table:style-name="ce21">
            <text:p>-</text:p>
          </table:table-cell>
          <table:table-cell office:value-type="float" office:value="5985100.2999999998" table:formula="msoxl:=IF(SUM(N9:N39)+SUM('魚貨來源供應者別2(續完)'!N8:N40)=0,&quot;-&quot;,SUM(N9:N39)+SUM('魚貨來源供應者別2(續完)'!N8:N40))" table:style-name="ce20">
            <text:p>5,985,100<text:s/></text:p>
          </table:table-cell>
          <table:table-cell office:value-type="percentage" office:value="1.5532098485692413E-2" table:formula="msoxl:=IF(AND(SUM(N8)&gt;0,SUM(C8)&gt;0),N8/C8,&quot;-&quot;)" table:style-name="ce21">
            <text:p>1.55%</text:p>
          </table:table-cell>
          <table:table-cell table:number-columns-repeated="16369" table:style-name="ce5"/>
        </table:table-row>
        <table:table-row table:number-rows-repeated="2" table:style-name="ro3">
          <table:table-cell office:value-type="string" table:style-name="ce26">
            <text:p><text:s text:c="7"/></text:p>
          </table:table-cell>
          <table:table-cell table:style-name="ce14"/>
          <table:table-cell table:number-columns-repeated="13" table:style-name="ce2"/>
          <table:table-cell table:number-columns-repeated="16369" table:style-name="ce5"/>
        </table:table-row>
        <table:table-row table:style-name="ro3">
          <table:table-cell office:value-type="string" table:style-name="ce26">
            <text:p>蘇澳</text:p>
          </table:table-cell>
          <table:table-cell office:value-type="string" table:style-name="ce14">
            <text:p>Suao</text:p>
          </table:table-cell>
          <table:table-cell office:value-type="float" office:value="72478466" table:formula="msoxl:=IF(SUM(D11,F11,H11,J11,L11,N11)=0,&quot;-&quot;,SUM(D11,F11,H11,J11,L11,N11))" table:style-name="ce20">
            <text:p>72,478,466<text:s/></text:p>
          </table:table-cell>
          <table:table-cell office:value-type="float" office:value="11596554" table:style-name="ce20">
            <text:p>11,596,554<text:s/></text:p>
          </table:table-cell>
          <table:table-cell office:value-type="percentage" office:value="0.15999999227356715" table:formula="msoxl:=IF(AND(SUM(D11)&gt;0,SUM(C11)&gt;0),D11/C11,&quot;-&quot;)" table:style-name="ce21">
            <text:p>16.00%</text:p>
          </table:table-cell>
          <table:table-cell office:value-type="float" office:value="54358850" table:style-name="ce20">
            <text:p>54,358,850<text:s/></text:p>
          </table:table-cell>
          <table:table-cell office:value-type="percentage" office:value="0.7500000068986008" table:formula="msoxl:=IF(AND(SUM(F11)&gt;0,SUM(C11)&gt;0),F11/C11,&quot;-&quot;)" table:style-name="ce21">
            <text:p>75.00%</text:p>
          </table:table-cell>
          <table:table-cell office:value-type="float" office:value="6523062" table:style-name="ce20">
            <text:p>6,523,062<text:s/></text:p>
          </table:table-cell>
          <table:table-cell office:value-type="percentage" office:value="9.0000000827832091E-2" table:formula="msoxl:=IF(AND(SUM(H11)&gt;0,SUM(C11)&gt;0),H11/C11,&quot;-&quot;)" table:style-name="ce21">
            <text:p>9.0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11)&gt;0,SUM(C11)&gt;0),J11/C11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11)&gt;0,SUM(C11)&gt;0),L11/C11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11)&gt;0,SUM(C11)&gt;0),N11/C11,&quot;-&quot;)" table:style-name="ce21">
            <text:p>-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頭城</text:p>
          </table:table-cell>
          <table:table-cell office:value-type="string" table:style-name="ce14">
            <text:p>Touchen</text:p>
          </table:table-cell>
          <table:table-cell office:value-type="float" office:value="7145000" table:formula="msoxl:=IF(SUM(D12,F12,H12,J12,L12,N12)=0,&quot;-&quot;,SUM(D12,F12,H12,J12,L12,N12))" table:style-name="ce20">
            <text:p>7,145,000<text:s/>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12)&gt;0,SUM(C12)&gt;0),D12/C12,&quot;-&quot;)" table:style-name="ce21">
            <text:p>-</text:p>
          </table:table-cell>
          <table:table-cell office:value-type="float" office:value="5358750" table:style-name="ce20">
            <text:p>5,358,750<text:s/></text:p>
          </table:table-cell>
          <table:table-cell office:value-type="percentage" office:value="0.75" table:formula="msoxl:=IF(AND(SUM(F12)&gt;0,SUM(C12)&gt;0),F12/C12,&quot;-&quot;)" table:style-name="ce21">
            <text:p>75.00%</text:p>
          </table:table-cell>
          <table:table-cell office:value-type="float" office:value="1071750" table:style-name="ce20">
            <text:p>1,071,750<text:s/></text:p>
          </table:table-cell>
          <table:table-cell office:value-type="percentage" office:value="0.15" table:formula="msoxl:=IF(AND(SUM(H12)&gt;0,SUM(C12)&gt;0),H12/C12,&quot;-&quot;)" table:style-name="ce21">
            <text:p>15.00%</text:p>
          </table:table-cell>
          <table:table-cell office:value-type="float" office:value="357250" table:style-name="ce20">
            <text:p>357,250<text:s/></text:p>
          </table:table-cell>
          <table:table-cell office:value-type="percentage" office:value="0.05" table:formula="msoxl:=IF(AND(SUM(J12)&gt;0,SUM(C12)&gt;0),J12/C12,&quot;-&quot;)" table:style-name="ce21">
            <text:p>5.0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12)&gt;0,SUM(C12)&gt;0),L12/C12,&quot;-&quot;)" table:style-name="ce21">
            <text:p>-</text:p>
          </table:table-cell>
          <table:table-cell office:value-type="float" office:value="357250" table:style-name="ce20">
            <text:p>357,250<text:s/></text:p>
          </table:table-cell>
          <table:table-cell office:value-type="percentage" office:value="0.05" table:formula="msoxl:=IF(AND(SUM(N12)&gt;0,SUM(C12)&gt;0),N12/C12,&quot;-&quot;)" table:style-name="ce21">
            <text:p>5.00%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淡水</text:p>
          </table:table-cell>
          <table:table-cell office:value-type="string" table:style-name="ce14">
            <text:p>Tanshui</text:p>
          </table:table-cell>
          <table:table-cell office:value-type="float" office:value="332770" table:formula="msoxl:=IF(SUM(D13,F13,H13,J13,L13,N13)=0,&quot;-&quot;,SUM(D13,F13,H13,J13,L13,N13))" table:style-name="ce20">
            <text:p>332,770<text:s/>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13)&gt;0,SUM(C13)&gt;0),D13/C13,&quot;-&quot;)" table:style-name="ce21">
            <text:p>-</text:p>
          </table:table-cell>
          <table:table-cell office:value-type="float" office:value="199662" table:style-name="ce20">
            <text:p>199,662<text:s/></text:p>
          </table:table-cell>
          <table:table-cell office:value-type="percentage" office:value="0.6" table:formula="msoxl:=IF(AND(SUM(F13)&gt;0,SUM(C13)&gt;0),F13/C13,&quot;-&quot;)" table:style-name="ce21">
            <text:p>60.00%</text:p>
          </table:table-cell>
          <table:table-cell office:value-type="float" office:value="133108" table:style-name="ce20">
            <text:p>133,108<text:s/></text:p>
          </table:table-cell>
          <table:table-cell office:value-type="percentage" office:value="0.4" table:formula="msoxl:=IF(AND(SUM(H13)&gt;0,SUM(C13)&gt;0),H13/C13,&quot;-&quot;)" table:style-name="ce21">
            <text:p>40.0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13)&gt;0,SUM(C13)&gt;0),J13/C13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13)&gt;0,SUM(C13)&gt;0),L13/C13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13)&gt;0,SUM(C13)&gt;0),N13/C13,&quot;-&quot;)" table:style-name="ce21">
            <text:p>-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貢寮(澳底)</text:p>
          </table:table-cell>
          <table:table-cell office:value-type="string" table:style-name="ce14">
            <text:p>Kungliao(Wotin)</text:p>
          </table:table-cell>
          <table:table-cell office:value-type="float" office:value="4976000" table:formula="msoxl:=IF(SUM(D14,F14,H14,J14,L14,N14)=0,&quot;-&quot;,SUM(D14,F14,H14,J14,L14,N14))" table:style-name="ce20">
            <text:p>4,976,000<text:s/>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14)&gt;0,SUM(C14)&gt;0),D14/C14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F14)&gt;0,SUM(C14)&gt;0),F14/C14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H14)&gt;0,SUM(C14)&gt;0),H14/C14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14)&gt;0,SUM(C14)&gt;0),J14/C14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14)&gt;0,SUM(C14)&gt;0),L14/C14,&quot;-&quot;)" table:style-name="ce21">
            <text:p>-</text:p>
          </table:table-cell>
          <table:table-cell office:value-type="float" office:value="4976000" table:style-name="ce20">
            <text:p>4,976,000<text:s/></text:p>
          </table:table-cell>
          <table:table-cell office:value-type="percentage" office:value="1" table:formula="msoxl:=IF(AND(SUM(N14)&gt;0,SUM(C14)&gt;0),N14/C14,&quot;-&quot;)" table:style-name="ce21">
            <text:p>100.00%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金山</text:p>
          </table:table-cell>
          <table:table-cell office:value-type="string" table:style-name="ce14">
            <text:p>Chinshan</text:p>
          </table:table-cell>
          <table:table-cell office:value-type="float" office:value="1248976" table:formula="msoxl:=IF(SUM(D15,F15,H15,J15,L15,N15)=0,&quot;-&quot;,SUM(D15,F15,H15,J15,L15,N15))" table:style-name="ce20">
            <text:p>1,248,976<text:s/>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15)&gt;0,SUM(C15)&gt;0),D15/C15,&quot;-&quot;)" table:style-name="ce21">
            <text:p>-</text:p>
          </table:table-cell>
          <table:table-cell office:value-type="float" office:value="1248976" table:style-name="ce20">
            <text:p>1,248,976<text:s/></text:p>
          </table:table-cell>
          <table:table-cell office:value-type="percentage" office:value="1" table:formula="msoxl:=IF(AND(SUM(F15)&gt;0,SUM(C15)&gt;0),F15/C15,&quot;-&quot;)" table:style-name="ce21">
            <text:p>100.0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H15)&gt;0,SUM(C15)&gt;0),H15/C15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15)&gt;0,SUM(C15)&gt;0),J15/C15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15)&gt;0,SUM(C15)&gt;0),L15/C15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15)&gt;0,SUM(C15)&gt;0),N15/C15,&quot;-&quot;)" table:style-name="ce21">
            <text:p>-</text:p>
          </table:table-cell>
          <table:table-cell table:number-columns-repeated="16369" table:style-name="ce5"/>
        </table:table-row>
        <table:table-row table:number-rows-repeated="2" table:style-name="ro3">
          <table:table-cell office:value-type="string" table:style-name="ce26">
            <text:p><text:s text:c="7"/></text:p>
          </table:table-cell>
          <table:table-cell table:style-name="ce14"/>
          <table:table-cell table:number-columns-repeated="13" table:style-name="ce2"/>
          <table:table-cell table:number-columns-repeated="16369" table:style-name="ce5"/>
        </table:table-row>
        <table:table-row table:style-name="ro3">
          <table:table-cell office:value-type="string" table:style-name="ce26">
            <text:p>萬里</text:p>
          </table:table-cell>
          <table:table-cell office:value-type="string" table:style-name="ce14">
            <text:p>Wanli</text:p>
          </table:table-cell>
          <table:table-cell office:value-type="float" office:value="1912204.41" table:formula="msoxl:=IF(SUM(D18,F18,H18,J18,L18,N18)=0,&quot;-&quot;,SUM(D18,F18,H18,J18,L18,N18))" table:style-name="ce20">
            <text:p>1,912,204<text:s/>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18)&gt;0,SUM(C18)&gt;0),D18/C18,&quot;-&quot;)" table:style-name="ce21">
            <text:p>-</text:p>
          </table:table-cell>
          <table:table-cell office:value-type="float" office:value="1912204.41" table:style-name="ce20">
            <text:p>1,912,204<text:s/></text:p>
          </table:table-cell>
          <table:table-cell office:value-type="percentage" office:value="1" table:formula="msoxl:=IF(AND(SUM(F18)&gt;0,SUM(C18)&gt;0),F18/C18,&quot;-&quot;)" table:style-name="ce21">
            <text:p>100.0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H18)&gt;0,SUM(C18)&gt;0),H18/C18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18)&gt;0,SUM(C18)&gt;0),J18/C18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18)&gt;0,SUM(C18)&gt;0),L18/C18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18)&gt;0,SUM(C18)&gt;0),N18/C18,&quot;-&quot;)" table:style-name="ce21">
            <text:p>-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桃園(竹圍)</text:p>
          </table:table-cell>
          <table:table-cell office:value-type="string" table:style-name="ce14">
            <text:p>Taoyuan(chuwei)</text:p>
          </table:table-cell>
          <table:table-cell office:value-type="float" office:value="394872.4" table:formula="msoxl:=IF(SUM(D19,F19,H19,J19,L19,N19)=0,&quot;-&quot;,SUM(D19,F19,H19,J19,L19,N19))" table:style-name="ce20">
            <text:p>394,872<text:s/>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19)&gt;0,SUM(C19)&gt;0),D19/C19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F19)&gt;0,SUM(C19)&gt;0),F19/C19,&quot;-&quot;)" table:style-name="ce21">
            <text:p>-</text:p>
          </table:table-cell>
          <table:table-cell office:value-type="float" office:value="394872.4" table:style-name="ce20">
            <text:p>394,872<text:s/></text:p>
          </table:table-cell>
          <table:table-cell office:value-type="percentage" office:value="1" table:formula="msoxl:=IF(AND(SUM(H19)&gt;0,SUM(C19)&gt;0),H19/C19,&quot;-&quot;)" table:style-name="ce21">
            <text:p>100.0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19)&gt;0,SUM(C19)&gt;0),J19/C19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19)&gt;0,SUM(C19)&gt;0),L19/C19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19)&gt;0,SUM(C19)&gt;0),N19/C19,&quot;-&quot;)" table:style-name="ce21">
            <text:p>-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中壢(永安港)</text:p>
          </table:table-cell>
          <table:table-cell office:value-type="string" table:style-name="ce14">
            <text:p>Chungli</text:p>
          </table:table-cell>
          <table:table-cell office:value-type="float" office:value="316360" table:formula="msoxl:=IF(SUM(D20,F20,H20,J20,L20,N20)=0,&quot;-&quot;,SUM(D20,F20,H20,J20,L20,N20))" table:style-name="ce20">
            <text:p>316,360<text:s/>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20)&gt;0,SUM(C20)&gt;0),D20/C20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F20)&gt;0,SUM(C20)&gt;0),F20/C20,&quot;-&quot;)" table:style-name="ce21">
            <text:p>-</text:p>
          </table:table-cell>
          <table:table-cell office:value-type="float" office:value="316360" table:style-name="ce20">
            <text:p>316,360<text:s/></text:p>
          </table:table-cell>
          <table:table-cell office:value-type="percentage" office:value="1" table:formula="msoxl:=IF(AND(SUM(H20)&gt;0,SUM(C20)&gt;0),H20/C20,&quot;-&quot;)" table:style-name="ce21">
            <text:p>100.0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20)&gt;0,SUM(C20)&gt;0),J20/C20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20)&gt;0,SUM(C20)&gt;0),L20/C20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20)&gt;0,SUM(C20)&gt;0),N20/C20,&quot;-&quot;)" table:style-name="ce21">
            <text:p>-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南龍</text:p>
          </table:table-cell>
          <table:table-cell office:value-type="string" table:style-name="ce14">
            <text:p>Nanlung</text:p>
          </table:table-cell>
          <table:table-cell office:value-type="float" office:value="246000" table:formula="msoxl:=IF(SUM(D21,F21,H21,J21,L21,N21)=0,&quot;-&quot;,SUM(D21,F21,H21,J21,L21,N21))" table:style-name="ce20">
            <text:p>246,000<text:s/>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21)&gt;0,SUM(C21)&gt;0),D21/C21,&quot;-&quot;)" table:style-name="ce21">
            <text:p>-</text:p>
          </table:table-cell>
          <table:table-cell office:value-type="float" office:value="241443" table:style-name="ce20">
            <text:p>241,443<text:s/></text:p>
          </table:table-cell>
          <table:table-cell office:value-type="percentage" office:value="0.9814756097560976" table:formula="msoxl:=IF(AND(SUM(F21)&gt;0,SUM(C21)&gt;0),F21/C21,&quot;-&quot;)" table:style-name="ce21">
            <text:p>98.15%</text:p>
          </table:table-cell>
          <table:table-cell office:value-type="float" office:value="987" table:style-name="ce20">
            <text:p>987<text:s/></text:p>
          </table:table-cell>
          <table:table-cell office:value-type="percentage" office:value="4.0121951219512196E-3" table:formula="msoxl:=IF(AND(SUM(H21)&gt;0,SUM(C21)&gt;0),H21/C21,&quot;-&quot;)" table:style-name="ce21">
            <text:p>0.4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21)&gt;0,SUM(C21)&gt;0),J21/C21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21)&gt;0,SUM(C21)&gt;0),L21/C21,&quot;-&quot;)" table:style-name="ce21">
            <text:p>-</text:p>
          </table:table-cell>
          <table:table-cell office:value-type="float" office:value="3570" table:style-name="ce20">
            <text:p>3,570<text:s/></text:p>
          </table:table-cell>
          <table:table-cell office:value-type="percentage" office:value="1.451219512195122E-2" table:formula="msoxl:=IF(AND(SUM(N21)&gt;0,SUM(C21)&gt;0),N21/C21,&quot;-&quot;)" table:style-name="ce21">
            <text:p>1.45%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通苑</text:p>
          </table:table-cell>
          <table:table-cell office:value-type="string" table:style-name="ce14">
            <text:p>Tungwan</text:p>
          </table:table-cell>
          <table:table-cell office:value-type="float" office:value="406230" table:formula="msoxl:=IF(SUM(D22,F22,H22,J22,L22,N22)=0,&quot;-&quot;,SUM(D22,F22,H22,J22,L22,N22))" table:style-name="ce20">
            <text:p>406,230<text:s/>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22)&gt;0,SUM(C22)&gt;0),D22/C22,&quot;-&quot;)" table:style-name="ce21">
            <text:p>-</text:p>
          </table:table-cell>
          <table:table-cell office:value-type="float" office:value="406230" table:style-name="ce20">
            <text:p>406,230<text:s/></text:p>
          </table:table-cell>
          <table:table-cell office:value-type="percentage" office:value="1" table:formula="msoxl:=IF(AND(SUM(F22)&gt;0,SUM(C22)&gt;0),F22/C22,&quot;-&quot;)" table:style-name="ce21">
            <text:p>100.0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H22)&gt;0,SUM(C22)&gt;0),H22/C22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22)&gt;0,SUM(C22)&gt;0),J22/C22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22)&gt;0,SUM(C22)&gt;0),L22/C22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22)&gt;0,SUM(C22)&gt;0),N22/C22,&quot;-&quot;)" table:style-name="ce21">
            <text:p>-</text:p>
          </table:table-cell>
          <table:table-cell table:number-columns-repeated="16369" table:style-name="ce5"/>
        </table:table-row>
        <table:table-row table:number-rows-repeated="2" table:style-name="ro3">
          <table:table-cell office:value-type="string" table:style-name="ce26">
            <text:p><text:s text:c="7"/></text:p>
          </table:table-cell>
          <table:table-cell table:style-name="ce14"/>
          <table:table-cell table:number-columns-repeated="13" table:style-name="ce2"/>
          <table:table-cell table:number-columns-repeated="16369" table:style-name="ce5"/>
        </table:table-row>
        <table:table-row table:style-name="ro3">
          <table:table-cell office:value-type="string" table:style-name="ce26">
            <text:p>台中港</text:p>
          </table:table-cell>
          <table:table-cell office:value-type="string" table:style-name="ce14">
            <text:p>Taichungkang</text:p>
          </table:table-cell>
          <table:table-cell office:value-type="float" office:value="672273" table:formula="msoxl:=IF(SUM(D25,F25,H25,J25,L25,N25)=0,&quot;-&quot;,SUM(D25,F25,H25,J25,L25,N25))" table:style-name="ce20">
            <text:p>672,273<text:s/></text:p>
          </table:table-cell>
          <table:table-cell office:value-type="float" office:value="672273" table:style-name="ce20">
            <text:p>672,273<text:s/></text:p>
          </table:table-cell>
          <table:table-cell office:value-type="percentage" office:value="1" table:formula="msoxl:=IF(AND(SUM(D25)&gt;0,SUM(C25)&gt;0),D25/C25,&quot;-&quot;)" table:style-name="ce21">
            <text:p>100.0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F25)&gt;0,SUM(C25)&gt;0),F25/C25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H25)&gt;0,SUM(C25)&gt;0),H25/C25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25)&gt;0,SUM(C25)&gt;0),J25/C25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25)&gt;0,SUM(C25)&gt;0),L25/C25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25)&gt;0,SUM(C25)&gt;0),N25/C25,&quot;-&quot;)" table:style-name="ce21">
            <text:p>-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王功等七分場</text:p>
          </table:table-cell>
          <table:table-cell office:value-type="string" table:style-name="ce14">
            <text:p>Wangkong</text:p>
          </table:table-cell>
          <table:table-cell office:value-type="string" office:string-value="-" table:formula="msoxl:=IF(SUM(D26,F26,H26,J26,L26,N26)=0,&quot;-&quot;,SUM(D26,F26,H26,J26,L26,N26))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26)&gt;0,SUM(C26)&gt;0),D26/C26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F26)&gt;0,SUM(C26)&gt;0),F26/C26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H26)&gt;0,SUM(C26)&gt;0),H26/C26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26)&gt;0,SUM(C26)&gt;0),J26/C26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26)&gt;0,SUM(C26)&gt;0),L26/C26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26)&gt;0,SUM(C26)&gt;0),N26/C26,&quot;-&quot;)" table:style-name="ce21">
            <text:p>-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雲林(四湖)</text:p>
          </table:table-cell>
          <table:table-cell office:value-type="string" table:style-name="ce14">
            <text:p>Yunlin</text:p>
          </table:table-cell>
          <table:table-cell office:value-type="float" office:value="2609" table:formula="msoxl:=IF(SUM(D27,F27,H27,J27,L27,N27)=0,&quot;-&quot;,SUM(D27,F27,H27,J27,L27,N27))" table:style-name="ce20">
            <text:p>2,609<text:s/></text:p>
          </table:table-cell>
          <table:table-cell office:value-type="float" office:value="2609" table:style-name="ce20">
            <text:p>2,609<text:s/></text:p>
          </table:table-cell>
          <table:table-cell office:value-type="percentage" office:value="1" table:formula="msoxl:=IF(AND(SUM(D27)&gt;0,SUM(C27)&gt;0),D27/C27,&quot;-&quot;)" table:style-name="ce21">
            <text:p>100.0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F27)&gt;0,SUM(C27)&gt;0),F27/C27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H27)&gt;0,SUM(C27)&gt;0),H27/C27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27)&gt;0,SUM(C27)&gt;0),J27/C27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27)&gt;0,SUM(C27)&gt;0),L27/C27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27)&gt;0,SUM(C27)&gt;0),N27/C27,&quot;-&quot;)" table:style-name="ce21">
            <text:p>-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東石</text:p>
          </table:table-cell>
          <table:table-cell office:value-type="string" table:style-name="ce14">
            <text:p>Tunghih</text:p>
          </table:table-cell>
          <table:table-cell office:value-type="float" office:value="713838" table:formula="msoxl:=IF(SUM(D28,F28,H28,J28,L28,N28)=0,&quot;-&quot;,SUM(D28,F28,H28,J28,L28,N28))" table:style-name="ce20">
            <text:p>713,838<text:s/>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28)&gt;0,SUM(C28)&gt;0),D28/C28,&quot;-&quot;)" table:style-name="ce21">
            <text:p>-</text:p>
          </table:table-cell>
          <table:table-cell office:value-type="float" office:value="642454" table:style-name="ce20">
            <text:p>642,454<text:s/></text:p>
          </table:table-cell>
          <table:table-cell office:value-type="percentage" office:value="0.89999971982438598" table:formula="msoxl:=IF(AND(SUM(F28)&gt;0,SUM(C28)&gt;0),F28/C28,&quot;-&quot;)" table:style-name="ce21">
            <text:p>90.00%</text:p>
          </table:table-cell>
          <table:table-cell office:value-type="float" office:value="71384" table:style-name="ce20">
            <text:p>71,384<text:s/></text:p>
          </table:table-cell>
          <table:table-cell office:value-type="percentage" office:value="0.10000028017561408" table:formula="msoxl:=IF(AND(SUM(H28)&gt;0,SUM(C28)&gt;0),H28/C28,&quot;-&quot;)" table:style-name="ce21">
            <text:p>10.0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28)&gt;0,SUM(C28)&gt;0),J28/C28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28)&gt;0,SUM(C28)&gt;0),L28/C28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28)&gt;0,SUM(C28)&gt;0),N28/C28,&quot;-&quot;)" table:style-name="ce21">
            <text:p>-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布袋</text:p>
          </table:table-cell>
          <table:table-cell office:value-type="string" table:style-name="ce14">
            <text:p>Budai</text:p>
          </table:table-cell>
          <table:table-cell office:value-type="float" office:value="117186.7" table:formula="msoxl:=IF(SUM(D29,F29,H29,J29,L29,N29)=0,&quot;-&quot;,SUM(D29,F29,H29,J29,L29,N29))" table:style-name="ce20">
            <text:p>117,187<text:s/>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29)&gt;0,SUM(C29)&gt;0),D29/C29,&quot;-&quot;)" table:style-name="ce21">
            <text:p>-</text:p>
          </table:table-cell>
          <table:table-cell office:value-type="float" office:value="93749" table:style-name="ce20">
            <text:p>93,749<text:s/></text:p>
          </table:table-cell>
          <table:table-cell office:value-type="percentage" office:value="0.79999692797902833" table:formula="msoxl:=IF(AND(SUM(F29)&gt;0,SUM(C29)&gt;0),F29/C29,&quot;-&quot;)" table:style-name="ce21">
            <text:p>80.00%</text:p>
          </table:table-cell>
          <table:table-cell office:value-type="float" office:value="23437.7" table:style-name="ce20">
            <text:p>23,438<text:s/></text:p>
          </table:table-cell>
          <table:table-cell office:value-type="percentage" office:value="0.20000307202097167" table:formula="msoxl:=IF(AND(SUM(H29)&gt;0,SUM(C29)&gt;0),H29/C29,&quot;-&quot;)" table:style-name="ce21">
            <text:p>20.0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29)&gt;0,SUM(C29)&gt;0),J29/C29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29)&gt;0,SUM(C29)&gt;0),L29/C29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29)&gt;0,SUM(C29)&gt;0),N29/C29,&quot;-&quot;)" table:style-name="ce21">
            <text:p>-</text:p>
          </table:table-cell>
          <table:table-cell table:number-columns-repeated="16369" table:style-name="ce5"/>
        </table:table-row>
        <table:table-row table:number-rows-repeated="2" table:style-name="ro3">
          <table:table-cell office:value-type="string" table:style-name="ce26">
            <text:p><text:s text:c="7"/></text:p>
          </table:table-cell>
          <table:table-cell table:style-name="ce14"/>
          <table:table-cell table:number-columns-repeated="13" table:style-name="ce2"/>
          <table:table-cell table:number-columns-repeated="16369" table:style-name="ce5"/>
        </table:table-row>
        <table:table-row table:style-name="ro3">
          <table:table-cell office:value-type="string" table:style-name="ce26">
            <text:p>北門</text:p>
          </table:table-cell>
          <table:table-cell office:value-type="string" table:style-name="ce14">
            <text:p>Peimen</text:p>
          </table:table-cell>
          <table:table-cell office:value-type="string" office:string-value="-" table:formula="msoxl:=IF(SUM(D32,F32,H32,J32,L32,N32)=0,&quot;-&quot;,SUM(D32,F32,H32,J32,L32,N32))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32)&gt;0,SUM(C32)&gt;0),D32/C32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F32)&gt;0,SUM(C32)&gt;0),F32/C32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H32)&gt;0,SUM(C32)&gt;0),H32/C32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32)&gt;0,SUM(C32)&gt;0),J32/C32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32)&gt;0,SUM(C32)&gt;0),L32/C32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32)&gt;0,SUM(C32)&gt;0),N32/C32,&quot;-&quot;)" table:style-name="ce21">
            <text:p>-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青山港</text:p>
          </table:table-cell>
          <table:table-cell office:value-type="string" table:style-name="ce14">
            <text:p>Chinshankang</text:p>
          </table:table-cell>
          <table:table-cell office:value-type="float" office:value="175185" table:formula="msoxl:=IF(SUM(D33,F33,H33,J33,L33,N33)=0,&quot;-&quot;,SUM(D33,F33,H33,J33,L33,N33))" table:style-name="ce20">
            <text:p>175,185<text:s/>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33)&gt;0,SUM(C33)&gt;0),D33/C33,&quot;-&quot;)" table:style-name="ce21">
            <text:p>-</text:p>
          </table:table-cell>
          <table:table-cell office:value-type="float" office:value="80935" table:style-name="ce20">
            <text:p>80,935<text:s/></text:p>
          </table:table-cell>
          <table:table-cell office:value-type="percentage" office:value="0.46199731712189973" table:formula="msoxl:=IF(AND(SUM(F33)&gt;0,SUM(C33)&gt;0),F33/C33,&quot;-&quot;)" table:style-name="ce21">
            <text:p>46.20%</text:p>
          </table:table-cell>
          <table:table-cell office:value-type="float" office:value="94250" table:style-name="ce20">
            <text:p>94,250<text:s/></text:p>
          </table:table-cell>
          <table:table-cell office:value-type="percentage" office:value="0.53800268287810027" table:formula="msoxl:=IF(AND(SUM(H33)&gt;0,SUM(C33)&gt;0),H33/C33,&quot;-&quot;)" table:style-name="ce21">
            <text:p>53.8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33)&gt;0,SUM(C33)&gt;0),J33/C33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33)&gt;0,SUM(C33)&gt;0),L33/C33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33)&gt;0,SUM(C33)&gt;0),N33/C33,&quot;-&quot;)" table:style-name="ce21">
            <text:p>-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將軍港</text:p>
          </table:table-cell>
          <table:table-cell office:value-type="string" table:style-name="ce14">
            <text:p>Chiangchuingkang</text:p>
          </table:table-cell>
          <table:table-cell office:value-type="float" office:value="317675" table:formula="msoxl:=IF(SUM(D34,F34,H34,J34,L34,N34)=0,&quot;-&quot;,SUM(D34,F34,H34,J34,L34,N34))" table:style-name="ce20">
            <text:p>317,675<text:s/>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34)&gt;0,SUM(C34)&gt;0),D34/C34,&quot;-&quot;)" table:style-name="ce21">
            <text:p>-</text:p>
          </table:table-cell>
          <table:table-cell office:value-type="float" office:value="282491" table:style-name="ce20">
            <text:p>282,491<text:s/></text:p>
          </table:table-cell>
          <table:table-cell office:value-type="percentage" office:value="0.88924529786731721" table:formula="msoxl:=IF(AND(SUM(F34)&gt;0,SUM(C34)&gt;0),F34/C34,&quot;-&quot;)" table:style-name="ce21">
            <text:p>88.92%</text:p>
          </table:table-cell>
          <table:table-cell office:value-type="float" office:value="35184" table:style-name="ce20">
            <text:p>35,184<text:s/></text:p>
          </table:table-cell>
          <table:table-cell office:value-type="percentage" office:value="0.11075470213268278" table:formula="msoxl:=IF(AND(SUM(H34)&gt;0,SUM(C34)&gt;0),H34/C34,&quot;-&quot;)" table:style-name="ce21">
            <text:p>11.08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34)&gt;0,SUM(C34)&gt;0),J34/C34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34)&gt;0,SUM(C34)&gt;0),L34/C34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34)&gt;0,SUM(C34)&gt;0),N34/C34,&quot;-&quot;)" table:style-name="ce21">
            <text:p>-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七股</text:p>
          </table:table-cell>
          <table:table-cell office:value-type="string" table:style-name="ce14">
            <text:p>Chinku</text:p>
          </table:table-cell>
          <table:table-cell office:value-type="float" office:value="50476" table:formula="msoxl:=IF(SUM(D35,F35,H35,J35,L35,N35)=0,&quot;-&quot;,SUM(D35,F35,H35,J35,L35,N35))" table:style-name="ce20">
            <text:p>50,476<text:s/>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35)&gt;0,SUM(C35)&gt;0),D35/C35,&quot;-&quot;)" table:style-name="ce21">
            <text:p>-</text:p>
          </table:table-cell>
          <table:table-cell office:value-type="float" office:value="693" table:style-name="ce20">
            <text:p>693<text:s/></text:p>
          </table:table-cell>
          <table:table-cell office:value-type="percentage" office:value="1.3729297091687138E-2" table:formula="msoxl:=IF(AND(SUM(F35)&gt;0,SUM(C35)&gt;0),F35/C35,&quot;-&quot;)" table:style-name="ce21">
            <text:p>1.37%</text:p>
          </table:table-cell>
          <table:table-cell office:value-type="float" office:value="27192" table:style-name="ce20">
            <text:p>27,192<text:s/></text:p>
          </table:table-cell>
          <table:table-cell office:value-type="percentage" office:value="0.53871146683572391" table:formula="msoxl:=IF(AND(SUM(H35)&gt;0,SUM(C35)&gt;0),H35/C35,&quot;-&quot;)" table:style-name="ce21">
            <text:p>53.87%</text:p>
          </table:table-cell>
          <table:table-cell office:value-type="float" office:value="22591" table:style-name="ce20">
            <text:p>22,591<text:s/></text:p>
          </table:table-cell>
          <table:table-cell office:value-type="percentage" office:value="0.44755923607258896" table:formula="msoxl:=IF(AND(SUM(J35)&gt;0,SUM(C35)&gt;0),J35/C35,&quot;-&quot;)" table:style-name="ce21">
            <text:p>44.76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35)&gt;0,SUM(C35)&gt;0),L35/C35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35)&gt;0,SUM(C35)&gt;0),N35/C35,&quot;-&quot;)" table:style-name="ce21">
            <text:p>-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興達港</text:p>
          </table:table-cell>
          <table:table-cell office:value-type="string" table:style-name="ce14">
            <text:p>Shindarkang</text:p>
          </table:table-cell>
          <table:table-cell office:value-type="float" office:value="4626393" table:formula="msoxl:=IF(SUM(D36,F36,H36,J36,L36,N36)=0,&quot;-&quot;,SUM(D36,F36,H36,J36,L36,N36))" table:style-name="ce20">
            <text:p>4,626,393<text:s/>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36)&gt;0,SUM(C36)&gt;0),D36/C36,&quot;-&quot;)" table:style-name="ce21">
            <text:p>-</text:p>
          </table:table-cell>
          <table:table-cell office:value-type="float" office:value="1850557" table:style-name="ce20">
            <text:p>1,850,557<text:s/></text:p>
          </table:table-cell>
          <table:table-cell office:value-type="percentage" office:value="0.39999995676977723" table:formula="msoxl:=IF(AND(SUM(F36)&gt;0,SUM(C36)&gt;0),F36/C36,&quot;-&quot;)" table:style-name="ce21">
            <text:p>40.00%</text:p>
          </table:table-cell>
          <table:table-cell office:value-type="float" office:value="462639" table:style-name="ce20">
            <text:p>462,639<text:s/></text:p>
          </table:table-cell>
          <table:table-cell office:value-type="percentage" office:value="9.9999935154665848E-2" table:formula="msoxl:=IF(AND(SUM(H36)&gt;0,SUM(C36)&gt;0),H36/C36,&quot;-&quot;)" table:style-name="ce21">
            <text:p>10.00%</text:p>
          </table:table-cell>
          <table:table-cell office:value-type="float" office:value="1850557" table:style-name="ce20">
            <text:p>1,850,557<text:s/></text:p>
          </table:table-cell>
          <table:table-cell office:value-type="percentage" office:value="0.39999995676977723" table:formula="msoxl:=IF(AND(SUM(J36)&gt;0,SUM(C36)&gt;0),J36/C36,&quot;-&quot;)" table:style-name="ce21">
            <text:p>40.0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36)&gt;0,SUM(C36)&gt;0),L36/C36,&quot;-&quot;)" table:style-name="ce21">
            <text:p>-</text:p>
          </table:table-cell>
          <table:table-cell office:value-type="float" office:value="462640" table:style-name="ce20">
            <text:p>462,640<text:s/></text:p>
          </table:table-cell>
          <table:table-cell office:value-type="percentage" office:value="0.10000015130577969" table:formula="msoxl:=IF(AND(SUM(N36)&gt;0,SUM(C36)&gt;0),N36/C36,&quot;-&quot;)" table:style-name="ce21">
            <text:p>10.00%</text:p>
          </table:table-cell>
          <table:table-cell table:number-columns-repeated="16369" table:style-name="ce5"/>
        </table:table-row>
        <table:table-row table:number-rows-repeated="2" table:style-name="ro3">
          <table:table-cell office:value-type="string" table:style-name="ce26">
            <text:p><text:s text:c="7"/></text:p>
          </table:table-cell>
          <table:table-cell table:style-name="ce14"/>
          <table:table-cell table:number-columns-repeated="13" table:style-name="ce2"/>
          <table:table-cell table:number-columns-repeated="16369" table:style-name="ce5"/>
        </table:table-row>
        <table:table-row table:style-name="ro3">
          <table:table-cell table:style-name="ce27"/>
          <table:table-cell table:style-name="ce12"/>
          <table:table-cell table:number-columns-repeated="13" table:style-name="ce4"/>
          <table:table-cell table:number-columns-repeated="16369" table:style-name="ce5"/>
        </table:table-row>
        <table:table-row table:number-rows-repeated="1048537" table:style-name="ro2">
          <table:table-cell table:number-columns-repeated="16384"/>
        </table:table-row>
      </table:table>
      <table:table table:name="魚貨來源供應者別2(續完)" table:style-name="ta1">
        <table:table-column table:style-name="co1" table:default-cell-style-name="ce28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8" table:number-columns-repeated="16337" table:default-cell-style-name="ce1"/>
        <table:table-row table:style-name="ro1">
          <table:table-cell office:value-type="string" table:style-name="ce29">
            <text:p><text:s text:c="3"/>20‧魚貨來源供應者別(續完)<text:s text:c="21"/></text:p>
          </table:table-cell>
          <table:table-cell table:number-columns-repeated="5" table:style-name="ce30"/>
          <table:table-cell office:value-type="string" table:style-name="ce29">
            <text:p>20‧Sources of Fishes Supply by Type of Supplier(End)</text:p>
          </table:table-cell>
          <table:table-cell table:number-columns-repeated="8" table:style-name="ce30"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3">
          <table:table-cell table:style-name="ce24"/>
          <table:table-cell table:number-columns-repeated="5" table:style-name="ce5"/>
          <table:table-cell office:value-type="string" table:style-name="ce6">
            <text:p>單位：公斤</text:p>
          </table:table-cell>
          <table:table-cell table:number-columns-repeated="6" table:style-name="ce5"/>
          <table:table-cell office:value-type="string" table:style-name="ce7">
            <text:p>Unit：K.G.</text:p>
          </table:table-cell>
          <table:table-cell table:number-columns-repeated="16370" table:style-name="ce5"/>
        </table:table-row>
        <table:table-row table:style-name="ro3">
          <table:table-cell table:style-name="ce25"/>
          <table:table-cell office:value-type="string" table:style-name="ce19">
            <text:p>供應者別</text:p>
          </table:table-cell>
          <table:table-cell table:style-name="ce15"/>
          <table:table-cell office:value-type="string" table:number-columns-spanned="2" table:number-rows-spanned="1" table:style-name="ce31">
            <text:p>遠洋漁業者</text:p>
          </table:table-cell>
          <table:covered-table-cell/>
          <table:table-cell office:value-type="string" table:number-columns-spanned="2" table:number-rows-spanned="1" table:style-name="ce31">
            <text:p>近海漁業者</text:p>
          </table:table-cell>
          <table:covered-table-cell/>
          <table:table-cell office:value-type="string" table:number-columns-spanned="2" table:number-rows-spanned="1" table:style-name="ce31">
            <text:p>沿岸漁業者</text:p>
          </table:table-cell>
          <table:covered-table-cell/>
          <table:table-cell office:value-type="string" table:number-columns-spanned="2" table:number-rows-spanned="1" table:style-name="ce31">
            <text:p>養殖漁業者</text:p>
          </table:table-cell>
          <table:covered-table-cell/>
          <table:table-cell office:value-type="string" table:number-columns-spanned="2" table:number-rows-spanned="1" table:style-name="ce31">
            <text:p>進口商</text:p>
          </table:table-cell>
          <table:covered-table-cell/>
          <table:table-cell office:value-type="string" table:number-columns-spanned="2" table:number-rows-spanned="1" table:style-name="ce31">
            <text:p>其他</text:p>
          </table:table-cell>
          <table:covered-table-cell/>
          <table:table-cell table:number-columns-repeated="16369" table:style-name="ce5"/>
        </table:table-row>
        <table:table-row table:style-name="ro3">
          <table:table-cell table:style-name="ce26"/>
          <table:table-cell office:value-type="string" table:style-name="ce16">
            <text:p>Supplier</text:p>
          </table:table-cell>
          <table:table-cell office:value-type="string" table:style-name="ce10">
            <text:p>合計</text:p>
          </table:table-cell>
          <table:table-cell office:value-type="string" table:number-columns-spanned="2" table:number-rows-spanned="1" table:style-name="ce33">
            <text:p>Far Sea Fisheries</text:p>
          </table:table-cell>
          <table:covered-table-cell/>
          <table:table-cell office:value-type="string" table:number-columns-spanned="2" table:number-rows-spanned="1" table:style-name="ce33">
            <text:p>Offshore Fisheries</text:p>
          </table:table-cell>
          <table:covered-table-cell/>
          <table:table-cell office:value-type="string" table:number-columns-spanned="2" table:number-rows-spanned="1" table:style-name="ce33">
            <text:p>Coastal Fisheries</text:p>
          </table:table-cell>
          <table:covered-table-cell/>
          <table:table-cell office:value-type="string" table:number-columns-spanned="2" table:number-rows-spanned="1" table:style-name="ce33">
            <text:p>Fish Culure</text:p>
          </table:table-cell>
          <table:covered-table-cell/>
          <table:table-cell office:value-type="string" table:number-columns-spanned="2" table:number-rows-spanned="1" table:style-name="ce33">
            <text:p>Importer</text:p>
          </table:table-cell>
          <table:covered-table-cell/>
          <table:table-cell office:value-type="string" table:number-columns-spanned="2" table:number-rows-spanned="1" table:style-name="ce33">
            <text:p>Others</text:p>
          </table:table-cell>
          <table:covered-table-cell/>
          <table:table-cell table:number-columns-repeated="16369" table:style-name="ce5"/>
        </table:table-row>
        <table:table-row table:style-name="ro3">
          <table:table-cell office:value-type="string" table:style-name="ce26">
            <text:p>市場別</text:p>
          </table:table-cell>
          <table:table-cell table:style-name="ce9"/>
          <table:table-cell office:value-type="string" table:style-name="ce10">
            <text:p>Total</text:p>
          </table:table-cell>
          <table:table-cell office:value-type="string" table:style-name="ce16">
            <text:p>數量</text:p>
          </table:table-cell>
          <table:table-cell office:value-type="string" table:style-name="ce16">
            <text:p>百分比</text:p>
          </table:table-cell>
          <table:table-cell office:value-type="string" table:style-name="ce16">
            <text:p>數量</text:p>
          </table:table-cell>
          <table:table-cell office:value-type="string" table:style-name="ce16">
            <text:p>百分比</text:p>
          </table:table-cell>
          <table:table-cell office:value-type="string" table:style-name="ce16">
            <text:p>數量</text:p>
          </table:table-cell>
          <table:table-cell office:value-type="string" table:style-name="ce16">
            <text:p>百分比</text:p>
          </table:table-cell>
          <table:table-cell office:value-type="string" table:style-name="ce16">
            <text:p>數量</text:p>
          </table:table-cell>
          <table:table-cell office:value-type="string" table:style-name="ce16">
            <text:p>百分比</text:p>
          </table:table-cell>
          <table:table-cell office:value-type="string" table:style-name="ce16">
            <text:p>數量</text:p>
          </table:table-cell>
          <table:table-cell office:value-type="string" table:style-name="ce16">
            <text:p>百分比</text:p>
          </table:table-cell>
          <table:table-cell office:value-type="string" table:style-name="ce16">
            <text:p>數量</text:p>
          </table:table-cell>
          <table:table-cell office:value-type="string" table:style-name="ce16">
            <text:p>百分比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7">
            <text:p>Market</text:p>
          </table:table-cell>
          <table:table-cell table:style-name="ce13"/>
          <table:table-cell table:style-name="ce17"/>
          <table:table-cell office:value-type="string" table:style-name="ce18">
            <text:p>Quantity</text:p>
          </table:table-cell>
          <table:table-cell office:value-type="string" table:style-name="ce18">
            <text:p>%</text:p>
          </table:table-cell>
          <table:table-cell office:value-type="string" table:style-name="ce18">
            <text:p>Quantity</text:p>
          </table:table-cell>
          <table:table-cell office:value-type="string" table:style-name="ce18">
            <text:p>%</text:p>
          </table:table-cell>
          <table:table-cell office:value-type="string" table:style-name="ce18">
            <text:p>Quantity</text:p>
          </table:table-cell>
          <table:table-cell office:value-type="string" table:style-name="ce18">
            <text:p>%</text:p>
          </table:table-cell>
          <table:table-cell office:value-type="string" table:style-name="ce18">
            <text:p>Quantity</text:p>
          </table:table-cell>
          <table:table-cell office:value-type="string" table:style-name="ce18">
            <text:p>%</text:p>
          </table:table-cell>
          <table:table-cell office:value-type="string" table:style-name="ce18">
            <text:p>Quantity</text:p>
          </table:table-cell>
          <table:table-cell office:value-type="string" table:style-name="ce18">
            <text:p>%</text:p>
          </table:table-cell>
          <table:table-cell office:value-type="string" table:style-name="ce18">
            <text:p>Quantity</text:p>
          </table:table-cell>
          <table:table-cell office:value-type="string" table:style-name="ce18">
            <text:p>%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永安</text:p>
          </table:table-cell>
          <table:table-cell office:value-type="string" table:style-name="ce14">
            <text:p>Yenan</text:p>
          </table:table-cell>
          <table:table-cell office:value-type="float" office:value="21045" table:formula="msoxl:=IF(SUM(D8,F8,H8,J8,L8,N8)=0,&quot;-&quot;,SUM(D8,F8,H8,J8,L8,N8))" table:style-name="ce20">
            <text:p>21,045<text:s/>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8)&gt;0,SUM(C8)&gt;0),D8/C8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F8)&gt;0,SUM(C8)&gt;0),F8/C8,&quot;-&quot;)" table:style-name="ce21">
            <text:p>-</text:p>
          </table:table-cell>
          <table:table-cell office:value-type="float" office:value="21045" table:style-name="ce20">
            <text:p>21,045<text:s/></text:p>
          </table:table-cell>
          <table:table-cell office:value-type="percentage" office:value="1" table:formula="msoxl:=IF(AND(SUM(H8)&gt;0,SUM(C8)&gt;0),H8/C8,&quot;-&quot;)" table:style-name="ce21">
            <text:p>100.0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8)&gt;0,SUM(C8)&gt;0),J8/C8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8)&gt;0,SUM(C8)&gt;0),L8/C8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8)&gt;0,SUM(C8)&gt;0),N8/C8,&quot;-&quot;)" table:style-name="ce21">
            <text:p>-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梓官(蚵子寮)</text:p>
          </table:table-cell>
          <table:table-cell office:value-type="string" table:style-name="ce14">
            <text:p>Tzekwang(Kertzeliao)</text:p>
          </table:table-cell>
          <table:table-cell office:value-type="float" office:value="3377965" table:formula="msoxl:=IF(SUM(D9,F9,H9,J9,L9,N9)=0,&quot;-&quot;,SUM(D9,F9,H9,J9,L9,N9))" table:style-name="ce20">
            <text:p>3,377,965<text:s/>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9)&gt;0,SUM(C9)&gt;0),D9/C9,&quot;-&quot;)" table:style-name="ce21">
            <text:p>-</text:p>
          </table:table-cell>
          <table:table-cell office:value-type="float" office:value="2938830" table:style-name="ce20">
            <text:p>2,938,830<text:s/></text:p>
          </table:table-cell>
          <table:table-cell office:value-type="percentage" office:value="0.87000013321630032" table:formula="msoxl:=IF(AND(SUM(F9)&gt;0,SUM(C9)&gt;0),F9/C9,&quot;-&quot;)" table:style-name="ce21">
            <text:p>87.00%</text:p>
          </table:table-cell>
          <table:table-cell office:value-type="float" office:value="168898" table:style-name="ce20">
            <text:p>168,898<text:s/></text:p>
          </table:table-cell>
          <table:table-cell office:value-type="percentage" office:value="4.9999925990944251E-2" table:formula="msoxl:=IF(AND(SUM(H9)&gt;0,SUM(C9)&gt;0),H9/C9,&quot;-&quot;)" table:style-name="ce21">
            <text:p>5.00%</text:p>
          </table:table-cell>
          <table:table-cell office:value-type="float" office:value="168898" table:style-name="ce20">
            <text:p>168,898<text:s/></text:p>
          </table:table-cell>
          <table:table-cell office:value-type="percentage" office:value="4.9999925990944251E-2" table:formula="msoxl:=IF(AND(SUM(J9)&gt;0,SUM(C9)&gt;0),J9/C9,&quot;-&quot;)" table:style-name="ce21">
            <text:p>5.0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9)&gt;0,SUM(C9)&gt;0),L9/C9,&quot;-&quot;)" table:style-name="ce21">
            <text:p>-</text:p>
          </table:table-cell>
          <table:table-cell office:value-type="float" office:value="101339" table:style-name="ce20">
            <text:p>101,339<text:s/></text:p>
          </table:table-cell>
          <table:table-cell office:value-type="percentage" office:value="3.0000014801811151E-2" table:formula="msoxl:=IF(AND(SUM(N9)&gt;0,SUM(C9)&gt;0),N9/C9,&quot;-&quot;)" table:style-name="ce21">
            <text:p>3.00%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彌陀(南寮)</text:p>
          </table:table-cell>
          <table:table-cell office:value-type="string" table:style-name="ce14">
            <text:p>Mitwo(Nanliao)</text:p>
          </table:table-cell>
          <table:table-cell office:value-type="float" office:value="710955" table:formula="msoxl:=IF(SUM(D10,F10,H10,J10,L10,N10)=0,&quot;-&quot;,SUM(D10,F10,H10,J10,L10,N10))" table:style-name="ce20">
            <text:p>710,955<text:s/>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10)&gt;0,SUM(C10)&gt;0),D10/C10,&quot;-&quot;)" table:style-name="ce21">
            <text:p>-</text:p>
          </table:table-cell>
          <table:table-cell office:value-type="float" office:value="568764" table:style-name="ce20">
            <text:p>568,764<text:s/></text:p>
          </table:table-cell>
          <table:table-cell office:value-type="percentage" office:value="0.8" table:formula="msoxl:=IF(AND(SUM(F10)&gt;0,SUM(C10)&gt;0),F10/C10,&quot;-&quot;)" table:style-name="ce21">
            <text:p>80.00%</text:p>
          </table:table-cell>
          <table:table-cell office:value-type="float" office:value="71095" table:style-name="ce20">
            <text:p>71,095<text:s/></text:p>
          </table:table-cell>
          <table:table-cell office:value-type="percentage" office:value="9.99992967206082E-2" table:formula="msoxl:=IF(AND(SUM(H10)&gt;0,SUM(C10)&gt;0),H10/C10,&quot;-&quot;)" table:style-name="ce21">
            <text:p>10.00%</text:p>
          </table:table-cell>
          <table:table-cell office:value-type="float" office:value="28439" table:style-name="ce20">
            <text:p>28,439<text:s/></text:p>
          </table:table-cell>
          <table:table-cell office:value-type="percentage" office:value="4.0001125247026884E-2" table:formula="msoxl:=IF(AND(SUM(J10)&gt;0,SUM(C10)&gt;0),J10/C10,&quot;-&quot;)" table:style-name="ce21">
            <text:p>4.0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10)&gt;0,SUM(C10)&gt;0),L10/C10,&quot;-&quot;)" table:style-name="ce21">
            <text:p>-</text:p>
          </table:table-cell>
          <table:table-cell office:value-type="float" office:value="42657" table:style-name="ce20">
            <text:p>42,657<text:s/></text:p>
          </table:table-cell>
          <table:table-cell office:value-type="percentage" office:value="5.9999578032364914E-2" table:formula="msoxl:=IF(AND(SUM(N10)&gt;0,SUM(C10)&gt;0),N10/C10,&quot;-&quot;)" table:style-name="ce21">
            <text:p>6.00%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林園(中芸)</text:p>
          </table:table-cell>
          <table:table-cell office:value-type="string" table:style-name="ce14">
            <text:p>Linyuan(Chungun)</text:p>
          </table:table-cell>
          <table:table-cell office:value-type="float" office:value="3613176.8" table:formula="msoxl:=IF(SUM(D11,F11,H11,J11,L11,N11)=0,&quot;-&quot;,SUM(D11,F11,H11,J11,L11,N11))" table:style-name="ce20">
            <text:p>3,613,177<text:s/>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11)&gt;0,SUM(C11)&gt;0),D11/C11,&quot;-&quot;)" table:style-name="ce21">
            <text:p>-</text:p>
          </table:table-cell>
          <table:table-cell office:value-type="float" office:value="3540913" table:style-name="ce20">
            <text:p>3,540,913<text:s/></text:p>
          </table:table-cell>
          <table:table-cell office:value-type="percentage" office:value="0.97999992693410409" table:formula="msoxl:=IF(AND(SUM(F11)&gt;0,SUM(C11)&gt;0),F11/C11,&quot;-&quot;)" table:style-name="ce21">
            <text:p>98.00%</text:p>
          </table:table-cell>
          <table:table-cell office:value-type="float" office:value="72263.8" table:style-name="ce20">
            <text:p>72,264<text:s/></text:p>
          </table:table-cell>
          <table:table-cell office:value-type="percentage" office:value="2.0000073065895921E-2" table:formula="msoxl:=IF(AND(SUM(H11)&gt;0,SUM(C11)&gt;0),H11/C11,&quot;-&quot;)" table:style-name="ce21">
            <text:p>2.0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11)&gt;0,SUM(C11)&gt;0),J11/C11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11)&gt;0,SUM(C11)&gt;0),L11/C11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11)&gt;0,SUM(C11)&gt;0),N11/C11,&quot;-&quot;)" table:style-name="ce21">
            <text:p>-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東港</text:p>
          </table:table-cell>
          <table:table-cell office:value-type="string" table:style-name="ce14">
            <text:p>Tungkang</text:p>
          </table:table-cell>
          <table:table-cell office:value-type="float" office:value="37186000" table:formula="msoxl:=IF(SUM(D12,F12,H12,J12,L12,N12)=0,&quot;-&quot;,SUM(D12,F12,H12,J12,L12,N12))" table:style-name="ce20">
            <text:p>37,186,000<text:s/></text:p>
          </table:table-cell>
          <table:table-cell office:value-type="float" office:value="23427180" table:style-name="ce20">
            <text:p>23,427,180<text:s/></text:p>
          </table:table-cell>
          <table:table-cell office:value-type="percentage" office:value="0.63" table:formula="msoxl:=IF(AND(SUM(D12)&gt;0,SUM(C12)&gt;0),D12/C12,&quot;-&quot;)" table:style-name="ce21">
            <text:p>63.00%</text:p>
          </table:table-cell>
          <table:table-cell office:value-type="float" office:value="11155800" table:style-name="ce20">
            <text:p>11,155,800<text:s/></text:p>
          </table:table-cell>
          <table:table-cell office:value-type="percentage" office:value="0.3" table:formula="msoxl:=IF(AND(SUM(F12)&gt;0,SUM(C12)&gt;0),F12/C12,&quot;-&quot;)" table:style-name="ce21">
            <text:p>30.00%</text:p>
          </table:table-cell>
          <table:table-cell office:value-type="float" office:value="2603020" table:style-name="ce20">
            <text:p>2,603,020<text:s/></text:p>
          </table:table-cell>
          <table:table-cell office:value-type="percentage" office:value="7.0000000000000007E-2" table:formula="msoxl:=IF(AND(SUM(H12)&gt;0,SUM(C12)&gt;0),H12/C12,&quot;-&quot;)" table:style-name="ce21">
            <text:p>7.0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12)&gt;0,SUM(C12)&gt;0),J12/C12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12)&gt;0,SUM(C12)&gt;0),L12/C12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12)&gt;0,SUM(C12)&gt;0),N12/C12,&quot;-&quot;)" table:style-name="ce21">
            <text:p>-</text:p>
          </table:table-cell>
          <table:table-cell table:number-columns-repeated="16369" table:style-name="ce5"/>
        </table:table-row>
        <table:table-row table:number-rows-repeated="2" table:style-name="ro3">
          <table:table-cell office:value-type="string" table:style-name="ce26">
            <text:p><text:s text:c="7"/></text:p>
          </table:table-cell>
          <table:table-cell table:style-name="ce14"/>
          <table:table-cell table:number-columns-repeated="13" table:style-name="ce2"/>
          <table:table-cell table:number-columns-repeated="16369" table:style-name="ce5"/>
        </table:table-row>
        <table:table-row table:style-name="ro3">
          <table:table-cell office:value-type="string" table:style-name="ce26">
            <text:p>林邊</text:p>
          </table:table-cell>
          <table:table-cell office:value-type="string" table:style-name="ce14">
            <text:p>Linbein</text:p>
          </table:table-cell>
          <table:table-cell office:value-type="string" office:string-value="-" table:formula="msoxl:=IF(SUM(D15,F15,H15,J15,L15,N15)=0,&quot;-&quot;,SUM(D15,F15,H15,J15,L15,N15))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15)&gt;0,SUM(C15)&gt;0),D15/C15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F15)&gt;0,SUM(C15)&gt;0),F15/C15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H15)&gt;0,SUM(C15)&gt;0),H15/C15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15)&gt;0,SUM(C15)&gt;0),J15/C15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15)&gt;0,SUM(C15)&gt;0),L15/C15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15)&gt;0,SUM(C15)&gt;0),N15/C15,&quot;-&quot;)" table:style-name="ce21">
            <text:p>-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枋寮</text:p>
          </table:table-cell>
          <table:table-cell office:value-type="string" table:style-name="ce14">
            <text:p>Fanliao</text:p>
          </table:table-cell>
          <table:table-cell office:value-type="float" office:value="238960" table:formula="msoxl:=IF(SUM(D16,F16,H16,J16,L16,N16)=0,&quot;-&quot;,SUM(D16,F16,H16,J16,L16,N16))" table:style-name="ce20">
            <text:p>238,960<text:s/>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16)&gt;0,SUM(C16)&gt;0),D16/C16,&quot;-&quot;)" table:style-name="ce21">
            <text:p>-</text:p>
          </table:table-cell>
          <table:table-cell office:value-type="float" office:value="102480" table:style-name="ce20">
            <text:p>102,480<text:s/></text:p>
          </table:table-cell>
          <table:table-cell office:value-type="percentage" office:value="0.42885838634081019" table:formula="msoxl:=IF(AND(SUM(F16)&gt;0,SUM(C16)&gt;0),F16/C16,&quot;-&quot;)" table:style-name="ce21">
            <text:p>42.89%</text:p>
          </table:table-cell>
          <table:table-cell office:value-type="float" office:value="136480" table:style-name="ce20">
            <text:p>136,480<text:s/></text:p>
          </table:table-cell>
          <table:table-cell office:value-type="percentage" office:value="0.57114161365918981" table:formula="msoxl:=IF(AND(SUM(H16)&gt;0,SUM(C16)&gt;0),H16/C16,&quot;-&quot;)" table:style-name="ce21">
            <text:p>57.11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16)&gt;0,SUM(C16)&gt;0),J16/C16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16)&gt;0,SUM(C16)&gt;0),L16/C16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16)&gt;0,SUM(C16)&gt;0),N16/C16,&quot;-&quot;)" table:style-name="ce21">
            <text:p>-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恆春</text:p>
          </table:table-cell>
          <table:table-cell office:value-type="string" table:style-name="ce14">
            <text:p>Henegchun</text:p>
          </table:table-cell>
          <table:table-cell office:value-type="float" office:value="32320" table:formula="msoxl:=IF(SUM(D17,F17,H17,J17,L17,N17)=0,&quot;-&quot;,SUM(D17,F17,H17,J17,L17,N17))" table:style-name="ce20">
            <text:p>32,320<text:s/>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17)&gt;0,SUM(C17)&gt;0),D17/C17,&quot;-&quot;)" table:style-name="ce21">
            <text:p>-</text:p>
          </table:table-cell>
          <table:table-cell office:value-type="float" office:value="32320" table:style-name="ce20">
            <text:p>32,320<text:s/></text:p>
          </table:table-cell>
          <table:table-cell office:value-type="percentage" office:value="1" table:formula="msoxl:=IF(AND(SUM(F17)&gt;0,SUM(C17)&gt;0),F17/C17,&quot;-&quot;)" table:style-name="ce21">
            <text:p>100.0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H17)&gt;0,SUM(C17)&gt;0),H17/C17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17)&gt;0,SUM(C17)&gt;0),J17/C17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17)&gt;0,SUM(C17)&gt;0),L17/C17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17)&gt;0,SUM(C17)&gt;0),N17/C17,&quot;-&quot;)" table:style-name="ce21">
            <text:p>-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台東</text:p>
          </table:table-cell>
          <table:table-cell office:value-type="string" table:style-name="ce14">
            <text:p>Taitung</text:p>
          </table:table-cell>
          <table:table-cell office:value-type="float" office:value="312000" table:formula="msoxl:=IF(SUM(D18,F18,H18,J18,L18,N18)=0,&quot;-&quot;,SUM(D18,F18,H18,J18,L18,N18))" table:style-name="ce20">
            <text:p>312,000<text:s/>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18)&gt;0,SUM(C18)&gt;0),D18/C18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F18)&gt;0,SUM(C18)&gt;0),F18/C18,&quot;-&quot;)" table:style-name="ce21">
            <text:p>-</text:p>
          </table:table-cell>
          <table:table-cell office:value-type="float" office:value="312000" table:style-name="ce20">
            <text:p>312,000<text:s/></text:p>
          </table:table-cell>
          <table:table-cell office:value-type="percentage" office:value="1" table:formula="msoxl:=IF(AND(SUM(H18)&gt;0,SUM(C18)&gt;0),H18/C18,&quot;-&quot;)" table:style-name="ce21">
            <text:p>100.0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18)&gt;0,SUM(C18)&gt;0),J18/C18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18)&gt;0,SUM(C18)&gt;0),L18/C18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18)&gt;0,SUM(C18)&gt;0),N18/C18,&quot;-&quot;)" table:style-name="ce21">
            <text:p>-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新港</text:p>
          </table:table-cell>
          <table:table-cell office:value-type="string" table:style-name="ce14">
            <text:p>Shinkang</text:p>
          </table:table-cell>
          <table:table-cell office:value-type="float" office:value="3827448" table:formula="msoxl:=IF(SUM(D19,F19,H19,J19,L19,N19)=0,&quot;-&quot;,SUM(D19,F19,H19,J19,L19,N19))" table:style-name="ce20">
            <text:p>3,827,448<text:s/>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19)&gt;0,SUM(C19)&gt;0),D19/C19,&quot;-&quot;)" table:style-name="ce21">
            <text:p>-</text:p>
          </table:table-cell>
          <table:table-cell office:value-type="float" office:value="3291605" table:style-name="ce20">
            <text:p>3,291,605<text:s/></text:p>
          </table:table-cell>
          <table:table-cell office:value-type="percentage" office:value="0.85999992684420534" table:formula="msoxl:=IF(AND(SUM(F19)&gt;0,SUM(C19)&gt;0),F19/C19,&quot;-&quot;)" table:style-name="ce21">
            <text:p>86.00%</text:p>
          </table:table-cell>
          <table:table-cell office:value-type="float" office:value="497568" table:style-name="ce20">
            <text:p>497,568<text:s/></text:p>
          </table:table-cell>
          <table:table-cell office:value-type="percentage" office:value="0.12999993729503315" table:formula="msoxl:=IF(AND(SUM(H19)&gt;0,SUM(C19)&gt;0),H19/C19,&quot;-&quot;)" table:style-name="ce21">
            <text:p>13.0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19)&gt;0,SUM(C19)&gt;0),J19/C19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19)&gt;0,SUM(C19)&gt;0),L19/C19,&quot;-&quot;)" table:style-name="ce21">
            <text:p>-</text:p>
          </table:table-cell>
          <table:table-cell office:value-type="float" office:value="38275" table:style-name="ce20">
            <text:p>38,275<text:s/></text:p>
          </table:table-cell>
          <table:table-cell office:value-type="percentage" office:value="1.0000135860761532E-2" table:formula="msoxl:=IF(AND(SUM(N19)&gt;0,SUM(C19)&gt;0),N19/C19,&quot;-&quot;)" table:style-name="ce21">
            <text:p>1.00%</text:p>
          </table:table-cell>
          <table:table-cell table:number-columns-repeated="16369" table:style-name="ce5"/>
        </table:table-row>
        <table:table-row table:number-rows-repeated="2" table:style-name="ro3">
          <table:table-cell office:value-type="string" table:style-name="ce26">
            <text:p><text:s text:c="7"/></text:p>
          </table:table-cell>
          <table:table-cell table:style-name="ce14"/>
          <table:table-cell table:number-columns-repeated="13" table:style-name="ce2"/>
          <table:table-cell table:number-columns-repeated="16369" table:style-name="ce5"/>
        </table:table-row>
        <table:table-row table:style-name="ro3">
          <table:table-cell office:value-type="string" table:style-name="ce26">
            <text:p>綠島</text:p>
          </table:table-cell>
          <table:table-cell office:value-type="string" table:style-name="ce14">
            <text:p>Luetao</text:p>
          </table:table-cell>
          <table:table-cell office:value-type="string" office:string-value="-" table:formula="msoxl:=IF(SUM(D22,F22,H22,J22,L22,N22)=0,&quot;-&quot;,SUM(D22,F22,H22,J22,L22,N22))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22)&gt;0,SUM(C22)&gt;0),D22/C22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F22)&gt;0,SUM(C22)&gt;0),F22/C22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H22)&gt;0,SUM(C22)&gt;0),H22/C22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22)&gt;0,SUM(C22)&gt;0),J22/C22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22)&gt;0,SUM(C22)&gt;0),L22/C22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22)&gt;0,SUM(C22)&gt;0),N22/C22,&quot;-&quot;)" table:style-name="ce21">
            <text:p>-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花蓮</text:p>
          </table:table-cell>
          <table:table-cell office:value-type="string" table:style-name="ce14">
            <text:p>Hualien</text:p>
          </table:table-cell>
          <table:table-cell office:value-type="float" office:value="946135.99" table:formula="msoxl:=IF(SUM(D23,F23,H23,J23,L23,N23)=0,&quot;-&quot;,SUM(D23,F23,H23,J23,L23,N23))" table:style-name="ce20">
            <text:p>946,136<text:s/></text:p>
          </table:table-cell>
          <table:table-cell office:value-type="float" office:value="16939" table:style-name="ce20">
            <text:p>16,939<text:s/></text:p>
          </table:table-cell>
          <table:table-cell office:value-type="percentage" office:value="1.7903346008431621E-2" table:formula="msoxl:=IF(AND(SUM(D23)&gt;0,SUM(C23)&gt;0),D23/C23,&quot;-&quot;)" table:style-name="ce21">
            <text:p>1.79%</text:p>
          </table:table-cell>
          <table:table-cell office:value-type="float" office:value="74474.5" table:style-name="ce20">
            <text:p>74,475<text:s/></text:p>
          </table:table-cell>
          <table:table-cell office:value-type="percentage" office:value="7.8714371704642586E-2" table:formula="msoxl:=IF(AND(SUM(F23)&gt;0,SUM(C23)&gt;0),F23/C23,&quot;-&quot;)" table:style-name="ce21">
            <text:p>7.87%</text:p>
          </table:table-cell>
          <table:table-cell office:value-type="float" office:value="846875.19" table:style-name="ce20">
            <text:p>846,875<text:s/></text:p>
          </table:table-cell>
          <table:table-cell office:value-type="percentage" office:value="0.8950882314496883" table:formula="msoxl:=IF(AND(SUM(H23)&gt;0,SUM(C23)&gt;0),H23/C23,&quot;-&quot;)" table:style-name="ce21">
            <text:p>89.51%</text:p>
          </table:table-cell>
          <table:table-cell office:value-type="float" office:value="4478" table:style-name="ce20">
            <text:p>4,478<text:s/></text:p>
          </table:table-cell>
          <table:table-cell office:value-type="percentage" office:value="4.7329348500948576E-3" table:formula="msoxl:=IF(AND(SUM(J23)&gt;0,SUM(C23)&gt;0),J23/C23,&quot;-&quot;)" table:style-name="ce21">
            <text:p>0.47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23)&gt;0,SUM(C23)&gt;0),L23/C23,&quot;-&quot;)" table:style-name="ce21">
            <text:p>-</text:p>
          </table:table-cell>
          <table:table-cell office:value-type="float" office:value="3369.3" table:style-name="ce20">
            <text:p>3,369<text:s/></text:p>
          </table:table-cell>
          <table:table-cell office:value-type="percentage" office:value="3.5611159871426095E-3" table:formula="msoxl:=IF(AND(SUM(N23)&gt;0,SUM(C23)&gt;0),N23/C23,&quot;-&quot;)" table:style-name="ce21">
            <text:p>0.36%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澎湖(馬公)</text:p>
          </table:table-cell>
          <table:table-cell office:value-type="string" table:style-name="ce14">
            <text:p>Penghu(Markwang)</text:p>
          </table:table-cell>
          <table:table-cell office:value-type="float" office:value="2276318" table:formula="msoxl:=IF(SUM(D24,F24,H24,J24,L24,N24)=0,&quot;-&quot;,SUM(D24,F24,H24,J24,L24,N24))" table:style-name="ce20">
            <text:p>2,276,318<text:s/>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24)&gt;0,SUM(C24)&gt;0),D24/C24,&quot;-&quot;)" table:style-name="ce21">
            <text:p>-</text:p>
          </table:table-cell>
          <table:table-cell office:value-type="float" office:value="1593423" table:style-name="ce20">
            <text:p>1,593,423<text:s/></text:p>
          </table:table-cell>
          <table:table-cell office:value-type="percentage" office:value="0.70000017572237272" table:formula="msoxl:=IF(AND(SUM(F24)&gt;0,SUM(C24)&gt;0),F24/C24,&quot;-&quot;)" table:style-name="ce21">
            <text:p>70.00%</text:p>
          </table:table-cell>
          <table:table-cell office:value-type="float" office:value="569080" table:style-name="ce20">
            <text:p>569,080<text:s/></text:p>
          </table:table-cell>
          <table:table-cell office:value-type="percentage" office:value="0.25000021965296587" table:formula="msoxl:=IF(AND(SUM(H24)&gt;0,SUM(C24)&gt;0),H24/C24,&quot;-&quot;)" table:style-name="ce21">
            <text:p>25.00%</text:p>
          </table:table-cell>
          <table:table-cell office:value-type="float" office:value="113815" table:style-name="ce20">
            <text:p>113,815<text:s/></text:p>
          </table:table-cell>
          <table:table-cell office:value-type="percentage" office:value="4.9999604624661402E-2" table:formula="msoxl:=IF(AND(SUM(J24)&gt;0,SUM(C24)&gt;0),J24/C24,&quot;-&quot;)" table:style-name="ce21">
            <text:p>5.0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24)&gt;0,SUM(C24)&gt;0),L24/C24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24)&gt;0,SUM(C24)&gt;0),N24/C24,&quot;-&quot;)" table:style-name="ce21">
            <text:p>-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基隆</text:p>
          </table:table-cell>
          <table:table-cell office:value-type="string" table:style-name="ce14">
            <text:p>Keelung</text:p>
          </table:table-cell>
          <table:table-cell office:value-type="float" office:value="3473554" table:formula="msoxl:=IF(SUM(D25,F25,H25,J25,L25,N25)=0,&quot;-&quot;,SUM(D25,F25,H25,J25,L25,N25))" table:style-name="ce20">
            <text:p>3,473,554<text:s/>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25)&gt;0,SUM(C25)&gt;0),D25/C25,&quot;-&quot;)" table:style-name="ce21">
            <text:p>-</text:p>
          </table:table-cell>
          <table:table-cell office:value-type="float" office:value="3473554" table:style-name="ce20">
            <text:p>3,473,554<text:s/></text:p>
          </table:table-cell>
          <table:table-cell office:value-type="percentage" office:value="1" table:formula="msoxl:=IF(AND(SUM(F25)&gt;0,SUM(C25)&gt;0),F25/C25,&quot;-&quot;)" table:style-name="ce21">
            <text:p>100.0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H25)&gt;0,SUM(C25)&gt;0),H25/C25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25)&gt;0,SUM(C25)&gt;0),J25/C25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25)&gt;0,SUM(C25)&gt;0),L25/C25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25)&gt;0,SUM(C25)&gt;0),N25/C25,&quot;-&quot;)" table:style-name="ce21">
            <text:p>-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台南</text:p>
          </table:table-cell>
          <table:table-cell office:value-type="string" table:style-name="ce14">
            <text:p>Tainan</text:p>
          </table:table-cell>
          <table:table-cell office:value-type="float" office:value="6376332" table:formula="msoxl:=IF(SUM(D26,F26,H26,J26,L26,N26)=0,&quot;-&quot;,SUM(D26,F26,H26,J26,L26,N26))" table:style-name="ce20">
            <text:p>6,376,332<text:s/>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D26)&gt;0,SUM(C26)&gt;0),D26/C26,&quot;-&quot;)" table:style-name="ce21">
            <text:p>-</text:p>
          </table:table-cell>
          <table:table-cell office:value-type="float" office:value="5024550" table:style-name="ce20">
            <text:p>5,024,550<text:s/></text:p>
          </table:table-cell>
          <table:table-cell office:value-type="percentage" office:value="0.78800006022271107" table:formula="msoxl:=IF(AND(SUM(F26)&gt;0,SUM(C26)&gt;0),F26/C26,&quot;-&quot;)" table:style-name="ce21">
            <text:p>78.80%</text:p>
          </table:table-cell>
          <table:table-cell office:value-type="float" office:value="311802" table:style-name="ce20">
            <text:p>311,802<text:s/></text:p>
          </table:table-cell>
          <table:table-cell office:value-type="percentage" office:value="4.8899900444330693E-2" table:formula="msoxl:=IF(AND(SUM(H26)&gt;0,SUM(C26)&gt;0),H26/C26,&quot;-&quot;)" table:style-name="ce21">
            <text:p>4.89%</text:p>
          </table:table-cell>
          <table:table-cell office:value-type="float" office:value="1039980" table:style-name="ce20">
            <text:p>1,039,980<text:s/></text:p>
          </table:table-cell>
          <table:table-cell office:value-type="percentage" office:value="0.16310003933295819" table:formula="msoxl:=IF(AND(SUM(J26)&gt;0,SUM(C26)&gt;0),J26/C26,&quot;-&quot;)" table:style-name="ce21">
            <text:p>16.31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26)&gt;0,SUM(C26)&gt;0),L26/C26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26)&gt;0,SUM(C26)&gt;0),N26/C26,&quot;-&quot;)" table:style-name="ce21">
            <text:p>-</text:p>
          </table:table-cell>
          <table:table-cell table:number-columns-repeated="16369" table:style-name="ce5"/>
        </table:table-row>
        <table:table-row table:number-rows-repeated="2" table:style-name="ro3">
          <table:table-cell office:value-type="string" table:style-name="ce26">
            <text:p><text:s text:c="7"/></text:p>
          </table:table-cell>
          <table:table-cell table:style-name="ce14"/>
          <table:table-cell table:number-columns-repeated="13" table:style-name="ce2"/>
          <table:table-cell table:number-columns-repeated="16369" table:style-name="ce5"/>
        </table:table-row>
        <table:table-row table:style-name="ro3">
          <table:table-cell office:value-type="string" table:style-name="ce26">
            <text:p>高雄</text:p>
          </table:table-cell>
          <table:table-cell office:value-type="string" table:style-name="ce14">
            <text:p>Kaohsiung</text:p>
          </table:table-cell>
          <table:table-cell office:value-type="float" office:value="219217795" table:formula="msoxl:=IF(SUM(D29,F29,H29,J29,L29,N29)=0,&quot;-&quot;,SUM(D29,F29,H29,J29,L29,N29))" table:style-name="ce20">
            <text:p>219,217,795<text:s/></text:p>
          </table:table-cell>
          <table:table-cell office:value-type="float" office:value="211826420" table:style-name="ce20">
            <text:p>211,826,420<text:s/></text:p>
          </table:table-cell>
          <table:table-cell office:value-type="percentage" office:value="0.96628296074230657" table:formula="msoxl:=IF(AND(SUM(D29)&gt;0,SUM(C29)&gt;0),D29/C29,&quot;-&quot;)" table:style-name="ce21">
            <text:p>96.63%</text:p>
          </table:table-cell>
          <table:table-cell office:value-type="float" office:value="6937246" table:style-name="ce20">
            <text:p>6,937,246<text:s/></text:p>
          </table:table-cell>
          <table:table-cell office:value-type="percentage" office:value="3.1645451045614247E-2" table:formula="msoxl:=IF(AND(SUM(F29)&gt;0,SUM(C29)&gt;0),F29/C29,&quot;-&quot;)" table:style-name="ce21">
            <text:p>3.16%</text:p>
          </table:table-cell>
          <table:table-cell office:value-type="float" office:value="413774" table:style-name="ce20">
            <text:p>413,774<text:s/></text:p>
          </table:table-cell>
          <table:table-cell office:value-type="percentage" office:value="1.8875018791243657E-3" table:formula="msoxl:=IF(AND(SUM(H29)&gt;0,SUM(C29)&gt;0),H29/C29,&quot;-&quot;)" table:style-name="ce21">
            <text:p>0.19%</text:p>
          </table:table-cell>
          <table:table-cell office:value-type="float" office:value="40355" table:style-name="ce20">
            <text:p>40,355<text:s/></text:p>
          </table:table-cell>
          <table:table-cell office:value-type="percentage" office:value="1.8408633295485889E-4" table:formula="msoxl:=IF(AND(SUM(J29)&gt;0,SUM(C29)&gt;0),J29/C29,&quot;-&quot;)" table:style-name="ce21">
            <text:p>0.02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29)&gt;0,SUM(C29)&gt;0),L29/C29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29)&gt;0,SUM(C29)&gt;0),N29/C29,&quot;-&quot;)" table:style-name="ce21">
            <text:p>-</text:p>
          </table:table-cell>
          <table:table-cell table:number-columns-repeated="16369" table:style-name="ce5"/>
        </table:table-row>
        <table:table-row table:style-name="ro3">
          <table:table-cell office:value-type="string" table:style-name="ce26">
            <text:p>小港</text:p>
          </table:table-cell>
          <table:table-cell office:value-type="string" table:style-name="ce14">
            <text:p>Hsiaokang</text:p>
          </table:table-cell>
          <table:table-cell office:value-type="float" office:value="7363000" table:formula="msoxl:=IF(SUM(D30,F30,H30,J30,L30,N30)=0,&quot;-&quot;,SUM(D30,F30,H30,J30,L30,N30))" table:style-name="ce20">
            <text:p>7,363,000<text:s/></text:p>
          </table:table-cell>
          <table:table-cell office:value-type="float" office:value="7363000" table:style-name="ce20">
            <text:p>7,363,000<text:s/></text:p>
          </table:table-cell>
          <table:table-cell office:value-type="percentage" office:value="1" table:formula="msoxl:=IF(AND(SUM(D30)&gt;0,SUM(C30)&gt;0),D30/C30,&quot;-&quot;)" table:style-name="ce21">
            <text:p>100.00%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F30)&gt;0,SUM(C30)&gt;0),F30/C30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H30)&gt;0,SUM(C30)&gt;0),H30/C30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J30)&gt;0,SUM(C30)&gt;0),J30/C30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L30)&gt;0,SUM(C30)&gt;0),L30/C30,&quot;-&quot;)" table:style-name="ce21">
            <text:p>-</text:p>
          </table:table-cell>
          <table:table-cell office:value-type="string" table:style-name="ce20">
            <text:p>-</text:p>
          </table:table-cell>
          <table:table-cell office:value-type="string" office:string-value="-" table:formula="msoxl:=IF(AND(SUM(N30)&gt;0,SUM(C30)&gt;0),N30/C30,&quot;-&quot;)" table:style-name="ce21">
            <text:p>-</text:p>
          </table:table-cell>
          <table:table-cell table:number-columns-repeated="16369" table:style-name="ce5"/>
        </table:table-row>
        <table:table-row table:number-rows-repeated="9" table:style-name="ro3">
          <table:table-cell office:value-type="string" table:style-name="ce26">
            <text:p><text:s text:c="7"/></text:p>
          </table:table-cell>
          <table:table-cell table:style-name="ce14"/>
          <table:table-cell table:number-columns-repeated="13" table:style-name="ce2"/>
          <table:table-cell table:number-columns-repeated="16369" table:style-name="ce5"/>
        </table:table-row>
        <table:table-row table:style-name="ro3">
          <table:table-cell office:value-type="string" table:style-name="ce27">
            <text:p>金門</text:p>
          </table:table-cell>
          <table:table-cell office:value-type="string" table:style-name="ce12">
            <text:p>Kinmen</text:p>
          </table:table-cell>
          <table:table-cell office:value-type="float" office:value="232000" table:formula="msoxl:=IF(SUM(D40,F40,H40,J40,L40,N40)=0,&quot;-&quot;,SUM(D40,F40,H40,J40,L40,N40))" table:style-name="ce22">
            <text:p>232,000<text:s/></text:p>
          </table:table-cell>
          <table:table-cell office:value-type="string" table:style-name="ce22">
            <text:p>-</text:p>
          </table:table-cell>
          <table:table-cell office:value-type="string" office:string-value="-" table:formula="msoxl:=IF(AND(SUM(D40)&gt;0,SUM(C40)&gt;0),D40/C40,&quot;-&quot;)" table:style-name="ce23">
            <text:p>-</text:p>
          </table:table-cell>
          <table:table-cell office:value-type="float" office:value="232000" table:style-name="ce22">
            <text:p>232,000<text:s/></text:p>
          </table:table-cell>
          <table:table-cell office:value-type="percentage" office:value="1" table:formula="msoxl:=IF(AND(SUM(F40)&gt;0,SUM(C40)&gt;0),F40/C40,&quot;-&quot;)" table:style-name="ce23">
            <text:p>100.00%</text:p>
          </table:table-cell>
          <table:table-cell office:value-type="string" table:style-name="ce22">
            <text:p>-</text:p>
          </table:table-cell>
          <table:table-cell office:value-type="string" office:string-value="-" table:formula="msoxl:=IF(AND(SUM(H40)&gt;0,SUM(C40)&gt;0),H40/C40,&quot;-&quot;)" table:style-name="ce23">
            <text:p>-</text:p>
          </table:table-cell>
          <table:table-cell office:value-type="string" table:style-name="ce22">
            <text:p>-</text:p>
          </table:table-cell>
          <table:table-cell office:value-type="string" office:string-value="-" table:formula="msoxl:=IF(AND(SUM(J40)&gt;0,SUM(C40)&gt;0),J40/C40,&quot;-&quot;)" table:style-name="ce23">
            <text:p>-</text:p>
          </table:table-cell>
          <table:table-cell office:value-type="string" table:style-name="ce22">
            <text:p>-</text:p>
          </table:table-cell>
          <table:table-cell office:value-type="string" office:string-value="-" table:formula="msoxl:=IF(AND(SUM(L40)&gt;0,SUM(C40)&gt;0),L40/C40,&quot;-&quot;)" table:style-name="ce23">
            <text:p>-</text:p>
          </table:table-cell>
          <table:table-cell office:value-type="string" table:style-name="ce22">
            <text:p>-</text:p>
          </table:table-cell>
          <table:table-cell office:value-type="string" office:string-value="-" table:formula="msoxl:=IF(AND(SUM(N40)&gt;0,SUM(C40)&gt;0),N40/C40,&quot;-&quot;)" table:style-name="ce23">
            <text:p>-</text:p>
          </table:table-cell>
          <table:table-cell table:number-columns-repeated="16369" table:style-name="ce5"/>
        </table:table-row>
        <table:table-row table:number-rows-repeated="10485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57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李境超</meta:initial-creator>
    <dc:creator>李境超</dc:creator>
    <meta:creation-date>2017-09-25T06:28:30Z</meta:creation-date>
    <dc:date>2017-09-25T06:28:30Z</dc:date>
    <meta:print-date>2017-09-25T06:28:13Z</meta:print-date>
  </office:meta>
</office:document-meta>
</file>